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1.81453269193023" calcext:value-type="float">
            <text:p>-1.81453269193023</text:p>
          </table:table-cell>
          <table:table-cell office:value-type="float" office:value="-0.167443173974816" calcext:value-type="float">
            <text:p>-0.167443173974816</text:p>
          </table:table-cell>
          <table:table-cell office:value-type="float" office:value="-0.0374549931926455" calcext:value-type="float">
            <text:p>-0.037454993192646</text:p>
          </table:table-cell>
          <table:table-cell office:value-type="float" office:value="-0.106724420063067" calcext:value-type="float">
            <text:p>-0.106724420063067</text:p>
          </table:table-cell>
          <table:table-cell office:value-type="float" office:value="-0.167443173974816" calcext:value-type="float">
            <text:p>-0.167443173974816</text:p>
          </table:table-cell>
          <table:table-cell office:value-type="float" office:value="-1.81453269193023" calcext:value-type="float">
            <text:p>-1.81453269193023</text:p>
          </table:table-cell>
          <table:table-cell office:value-type="float" office:value="-1.28138777974143" calcext:value-type="float">
            <text:p>-1.28138777974143</text:p>
          </table:table-cell>
          <table:table-cell office:value-type="float" office:value="-0.0453436591238782" calcext:value-type="float">
            <text:p>-0.045343659123878</text:p>
          </table:table-cell>
          <table:table-cell office:value-type="float" office:value="-0.106724420063067" calcext:value-type="float">
            <text:p>-0.106724420063067</text:p>
          </table:table-cell>
          <table:table-cell office:value-type="float" office:value="-1.07617726854175" calcext:value-type="float">
            <text:p>-1.07617726854175</text:p>
          </table:table-cell>
          <table:table-cell office:value-type="float" office:value="-0.661776427253593" calcext:value-type="float">
            <text:p>-0.661776427253593</text:p>
          </table:table-cell>
          <table:table-cell office:value-type="float" office:value="0.751886745277314" calcext:value-type="float">
            <text:p>0.75188674527731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0.751288475017087" calcext:value-type="float">
            <text:p>-0.751288475017087</text:p>
          </table:table-cell>
          <table:table-cell office:value-type="float" office:value="-0.659008915311138" calcext:value-type="float">
            <text:p>-0.659008915311138</text:p>
          </table:table-cell>
          <table:table-cell office:value-type="float" office:value="-2.04872880895634" calcext:value-type="float">
            <text:p>-2.04872880895634</text:p>
          </table:table-cell>
          <table:table-cell office:value-type="float" office:value="-1.94311164666964" calcext:value-type="float">
            <text:p>-1.94311164666964</text:p>
          </table:table-cell>
          <table:table-cell office:value-type="float" office:value="-2.51129654336361" calcext:value-type="float">
            <text:p>-2.51129654336361</text:p>
          </table:table-cell>
          <table:table-cell office:value-type="float" office:value="-0.811826666319077" calcext:value-type="float">
            <text:p>-0.811826666319077</text:p>
          </table:table-cell>
          <table:table-cell office:value-type="float" office:value="-1.42802270993522" calcext:value-type="float">
            <text:p>-1.42802270993522</text:p>
          </table:table-cell>
          <table:table-cell office:value-type="float" office:value="-2.42473616563576" calcext:value-type="float">
            <text:p>-2.42473616563576</text:p>
          </table:table-cell>
          <table:table-cell office:value-type="float" office:value="-0.562932782798808" calcext:value-type="float">
            <text:p>-0.562932782798808</text:p>
          </table:table-cell>
          <table:table-cell office:value-type="float" office:value="-1.37402753995984" calcext:value-type="float">
            <text:p>-1.37402753995984</text:p>
          </table:table-cell>
          <table:table-cell office:value-type="float" office:value="-1.45149802539665" calcext:value-type="float">
            <text:p>-1.45149802539665</text:p>
          </table:table-cell>
          <table:table-cell office:value-type="float" office:value="0.744785334197962" calcext:value-type="float">
            <text:p>0.744785334197962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1.46643860773883" calcext:value-type="float">
            <text:p>-1.46643860773883</text:p>
          </table:table-cell>
          <table:table-cell office:value-type="float" office:value="-3.41149614853734" calcext:value-type="float">
            <text:p>-3.41149614853734</text:p>
          </table:table-cell>
          <table:table-cell office:value-type="float" office:value="-1.72683609751199" calcext:value-type="float">
            <text:p>-1.72683609751199</text:p>
          </table:table-cell>
          <table:table-cell office:value-type="float" office:value="-1.20377828850813" calcext:value-type="float">
            <text:p>-1.20377828850813</text:p>
          </table:table-cell>
          <table:table-cell office:value-type="float" office:value="-2.32951245144772" calcext:value-type="float">
            <text:p>-2.32951245144772</text:p>
          </table:table-cell>
          <table:table-cell office:value-type="float" office:value="-2.73995864564235" calcext:value-type="float">
            <text:p>-2.73995864564235</text:p>
          </table:table-cell>
          <table:table-cell office:value-type="float" office:value="-1.1770931047237" calcext:value-type="float">
            <text:p>-1.1770931047237</text:p>
          </table:table-cell>
          <table:table-cell office:value-type="float" office:value="-2.46476877091801" calcext:value-type="float">
            <text:p>-2.46476877091801</text:p>
          </table:table-cell>
          <table:table-cell office:value-type="float" office:value="-1.37642747957667" calcext:value-type="float">
            <text:p>-1.37642747957667</text:p>
          </table:table-cell>
          <table:table-cell office:value-type="float" office:value="-0.925998484028406" calcext:value-type="float">
            <text:p>-0.925998484028406</text:p>
          </table:table-cell>
          <table:table-cell office:value-type="float" office:value="-1.88223080786331" calcext:value-type="float">
            <text:p>-1.88223080786331</text:p>
          </table:table-cell>
          <table:table-cell office:value-type="float" office:value="0.812303022832539" calcext:value-type="float">
            <text:p>0.812303022832539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8.31923547335644" calcext:value-type="float">
            <text:p>-8.31923547335644</text:p>
          </table:table-cell>
          <table:table-cell office:value-type="float" office:value="-2.83296970900131" calcext:value-type="float">
            <text:p>-2.83296970900131</text:p>
          </table:table-cell>
          <table:table-cell office:value-type="float" office:value="-8.91714251583656" calcext:value-type="float">
            <text:p>-8.91714251583656</text:p>
          </table:table-cell>
          <table:table-cell office:value-type="float" office:value="-1.62669744839024" calcext:value-type="float">
            <text:p>-1.62669744839024</text:p>
          </table:table-cell>
          <table:table-cell office:value-type="float" office:value="-0.409389830832646" calcext:value-type="float">
            <text:p>-0.409389830832646</text:p>
          </table:table-cell>
          <table:table-cell office:value-type="float" office:value="-2.08090370549346" calcext:value-type="float">
            <text:p>-2.08090370549346</text:p>
          </table:table-cell>
          <table:table-cell office:value-type="float" office:value="-0.728339173307363" calcext:value-type="float">
            <text:p>-0.728339173307363</text:p>
          </table:table-cell>
          <table:table-cell office:value-type="float" office:value="-2.1087099130552" calcext:value-type="float">
            <text:p>-2.1087099130552</text:p>
          </table:table-cell>
          <table:table-cell office:value-type="float" office:value="-1.38276504446098" calcext:value-type="float">
            <text:p>-1.38276504446098</text:p>
          </table:table-cell>
          <table:table-cell office:value-type="float" office:value="-2.57069752868994" calcext:value-type="float">
            <text:p>-2.57069752868994</text:p>
          </table:table-cell>
          <table:table-cell office:value-type="float" office:value="-3.09768503424241" calcext:value-type="float">
            <text:p>-3.09768503424241</text:p>
          </table:table-cell>
          <table:table-cell office:value-type="float" office:value="3.00806077106957" calcext:value-type="float">
            <text:p>3.00806077106957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1.12528960394125" calcext:value-type="float">
            <text:p>-1.12528960394125</text:p>
          </table:table-cell>
          <table:table-cell office:value-type="float" office:value="-6.74249817458226" calcext:value-type="float">
            <text:p>-6.74249817458226</text:p>
          </table:table-cell>
          <table:table-cell office:value-type="float" office:value="-3.60277444420441" calcext:value-type="float">
            <text:p>-3.60277444420441</text:p>
          </table:table-cell>
          <table:table-cell office:value-type="float" office:value="-8.63619895569816" calcext:value-type="float">
            <text:p>-8.63619895569816</text:p>
          </table:table-cell>
          <table:table-cell office:value-type="float" office:value="-7.85945477800131" calcext:value-type="float">
            <text:p>-7.85945477800131</text:p>
          </table:table-cell>
          <table:table-cell office:value-type="float" office:value="-2.45841578327486" calcext:value-type="float">
            <text:p>-2.45841578327486</text:p>
          </table:table-cell>
          <table:table-cell office:value-type="float" office:value="-8.43035928832837" calcext:value-type="float">
            <text:p>-8.43035928832837</text:p>
          </table:table-cell>
          <table:table-cell office:value-type="float" office:value="-2.22014228250206" calcext:value-type="float">
            <text:p>-2.22014228250206</text:p>
          </table:table-cell>
          <table:table-cell office:value-type="float" office:value="-2.25512477670006" calcext:value-type="float">
            <text:p>-2.25512477670006</text:p>
          </table:table-cell>
          <table:table-cell office:value-type="float" office:value="-3.58275300452876" calcext:value-type="float">
            <text:p>-3.58275300452876</text:p>
          </table:table-cell>
          <table:table-cell office:value-type="float" office:value="-4.69130110917615" calcext:value-type="float">
            <text:p>-4.69130110917615</text:p>
          </table:table-cell>
          <table:table-cell office:value-type="float" office:value="2.90487994323213" calcext:value-type="float">
            <text:p>2.90487994323213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5.17448148904613" calcext:value-type="float">
            <text:p>-5.17448148904613</text:p>
          </table:table-cell>
          <table:table-cell office:value-type="float" office:value="-3.35770595628633" calcext:value-type="float">
            <text:p>-3.35770595628633</text:p>
          </table:table-cell>
          <table:table-cell office:value-type="float" office:value="-2.0226971384277" calcext:value-type="float">
            <text:p>-2.0226971384277</text:p>
          </table:table-cell>
          <table:table-cell office:value-type="float" office:value="-8.04270888902573" calcext:value-type="float">
            <text:p>-8.04270888902573</text:p>
          </table:table-cell>
          <table:table-cell office:value-type="float" office:value="-9.67027796887577" calcext:value-type="float">
            <text:p>-9.67027796887577</text:p>
          </table:table-cell>
          <table:table-cell office:value-type="float" office:value="-1.49772811739559" calcext:value-type="float">
            <text:p>-1.49772811739559</text:p>
          </table:table-cell>
          <table:table-cell office:value-type="float" office:value="-1.14706918148031" calcext:value-type="float">
            <text:p>-1.14706918148031</text:p>
          </table:table-cell>
          <table:table-cell office:value-type="float" office:value="-3.67630496647117" calcext:value-type="float">
            <text:p>-3.67630496647117</text:p>
          </table:table-cell>
          <table:table-cell office:value-type="float" office:value="-4.28219710722894" calcext:value-type="float">
            <text:p>-4.28219710722894</text:p>
          </table:table-cell>
          <table:table-cell office:value-type="float" office:value="-3.11008380113637" calcext:value-type="float">
            <text:p>-3.11008380113637</text:p>
          </table:table-cell>
          <table:table-cell office:value-type="float" office:value="-4.1981254615374" calcext:value-type="float">
            <text:p>-4.1981254615374</text:p>
          </table:table-cell>
          <table:table-cell office:value-type="float" office:value="2.77251648199704" calcext:value-type="float">
            <text:p>2.77251648199704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6.81533703269777" calcext:value-type="float">
            <text:p>-6.81533703269777</text:p>
          </table:table-cell>
          <table:table-cell office:value-type="float" office:value="-3.01014392960532" calcext:value-type="float">
            <text:p>-3.01014392960532</text:p>
          </table:table-cell>
          <table:table-cell office:value-type="float" office:value="-5.11426268085309" calcext:value-type="float">
            <text:p>-5.11426268085309</text:p>
          </table:table-cell>
          <table:table-cell office:value-type="float" office:value="-3.40655032350672" calcext:value-type="float">
            <text:p>-3.40655032350672</text:p>
          </table:table-cell>
          <table:table-cell office:value-type="float" office:value="-7.05689752714506" calcext:value-type="float">
            <text:p>-7.05689752714506</text:p>
          </table:table-cell>
          <table:table-cell office:value-type="float" office:value="-4.58899964566075" calcext:value-type="float">
            <text:p>-4.58899964566075</text:p>
          </table:table-cell>
          <table:table-cell office:value-type="float" office:value="-3.95106646941933" calcext:value-type="float">
            <text:p>-3.95106646941933</text:p>
          </table:table-cell>
          <table:table-cell office:value-type="float" office:value="-6.47056640021901" calcext:value-type="float">
            <text:p>-6.47056640021901</text:p>
          </table:table-cell>
          <table:table-cell office:value-type="float" office:value="-2.26670494076939" calcext:value-type="float">
            <text:p>-2.26670494076939</text:p>
          </table:table-cell>
          <table:table-cell office:value-type="float" office:value="-8.73787480339546" calcext:value-type="float">
            <text:p>-8.73787480339546</text:p>
          </table:table-cell>
          <table:table-cell office:value-type="float" office:value="-5.14184037532719" calcext:value-type="float">
            <text:p>-5.14184037532719</text:p>
          </table:table-cell>
          <table:table-cell office:value-type="float" office:value="2.07394182866932" calcext:value-type="float">
            <text:p>2.07394182866932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5.74365531663353" calcext:value-type="float">
            <text:p>-5.74365531663353</text:p>
          </table:table-cell>
          <table:table-cell office:value-type="float" office:value="-3.9080277743413" calcext:value-type="float">
            <text:p>-3.9080277743413</text:p>
          </table:table-cell>
          <table:table-cell office:value-type="float" office:value="-4.83687447216932" calcext:value-type="float">
            <text:p>-4.83687447216932</text:p>
          </table:table-cell>
          <table:table-cell office:value-type="float" office:value="-6.21863099626533" calcext:value-type="float">
            <text:p>-6.21863099626533</text:p>
          </table:table-cell>
          <table:table-cell office:value-type="float" office:value="-5.90136155339788" calcext:value-type="float">
            <text:p>-5.90136155339788</text:p>
          </table:table-cell>
          <table:table-cell office:value-type="float" office:value="-11.9167302551638" calcext:value-type="float">
            <text:p>-11.9167302551638</text:p>
          </table:table-cell>
          <table:table-cell office:value-type="float" office:value="-8.77985851524968" calcext:value-type="float">
            <text:p>-8.77985851524968</text:p>
          </table:table-cell>
          <table:table-cell office:value-type="float" office:value="-7.22712192322317" calcext:value-type="float">
            <text:p>-7.22712192322317</text:p>
          </table:table-cell>
          <table:table-cell office:value-type="float" office:value="-3.78006588466331" calcext:value-type="float">
            <text:p>-3.78006588466331</text:p>
          </table:table-cell>
          <table:table-cell office:value-type="float" office:value="-12.0939516567404" calcext:value-type="float">
            <text:p>-12.0939516567404</text:p>
          </table:table-cell>
          <table:table-cell office:value-type="float" office:value="-7.04062783478477" calcext:value-type="float">
            <text:p>-7.04062783478477</text:p>
          </table:table-cell>
          <table:table-cell office:value-type="float" office:value="3.00608420626223" calcext:value-type="float">
            <text:p>3.00608420626223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6.39870216148119" calcext:value-type="float">
            <text:p>-6.39870216148119</text:p>
          </table:table-cell>
          <table:table-cell office:value-type="float" office:value="-5.04354191309609" calcext:value-type="float">
            <text:p>-5.04354191309609</text:p>
          </table:table-cell>
          <table:table-cell office:value-type="float" office:value="-3.94158341560712" calcext:value-type="float">
            <text:p>-3.94158341560712</text:p>
          </table:table-cell>
          <table:table-cell office:value-type="float" office:value="-7.64044949272513" calcext:value-type="float">
            <text:p>-7.64044949272513</text:p>
          </table:table-cell>
          <table:table-cell office:value-type="float" office:value="-3.90446754876629" calcext:value-type="float">
            <text:p>-3.90446754876629</text:p>
          </table:table-cell>
          <table:table-cell office:value-type="float" office:value="-3.632394677513" calcext:value-type="float">
            <text:p>-3.632394677513</text:p>
          </table:table-cell>
          <table:table-cell office:value-type="float" office:value="-5.86763120940343" calcext:value-type="float">
            <text:p>-5.86763120940343</text:p>
          </table:table-cell>
          <table:table-cell office:value-type="float" office:value="-11.7699995011321" calcext:value-type="float">
            <text:p>-11.7699995011321</text:p>
          </table:table-cell>
          <table:table-cell office:value-type="float" office:value="-8.65890767337574" calcext:value-type="float">
            <text:p>-8.65890767337574</text:p>
          </table:table-cell>
          <table:table-cell office:value-type="float" office:value="-8.14965012793237" calcext:value-type="float">
            <text:p>-8.14965012793237</text:p>
          </table:table-cell>
          <table:table-cell office:value-type="float" office:value="-6.50073277210325" calcext:value-type="float">
            <text:p>-6.50073277210325</text:p>
          </table:table-cell>
          <table:table-cell office:value-type="float" office:value="2.59256647644686" calcext:value-type="float">
            <text:p>2.59256647644686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8.16716087780677" calcext:value-type="float">
            <text:p>-8.16716087780677</text:p>
          </table:table-cell>
          <table:table-cell office:value-type="float" office:value="-7.60821323378297" calcext:value-type="float">
            <text:p>-7.60821323378297</text:p>
          </table:table-cell>
          <table:table-cell office:value-type="float" office:value="-9.57724870584177" calcext:value-type="float">
            <text:p>-9.57724870584177</text:p>
          </table:table-cell>
          <table:table-cell office:value-type="float" office:value="-9.03532899320792" calcext:value-type="float">
            <text:p>-9.03532899320792</text:p>
          </table:table-cell>
          <table:table-cell office:value-type="float" office:value="-13.9480389555074" calcext:value-type="float">
            <text:p>-13.9480389555074</text:p>
          </table:table-cell>
          <table:table-cell office:value-type="float" office:value="-3.10983996039004" calcext:value-type="float">
            <text:p>-3.10983996039004</text:p>
          </table:table-cell>
          <table:table-cell office:value-type="float" office:value="-4.51392569171925" calcext:value-type="float">
            <text:p>-4.51392569171925</text:p>
          </table:table-cell>
          <table:table-cell office:value-type="float" office:value="-6.84951378162723" calcext:value-type="float">
            <text:p>-6.84951378162723</text:p>
          </table:table-cell>
          <table:table-cell office:value-type="float" office:value="-15.0854970995165" calcext:value-type="float">
            <text:p>-15.0854970995165</text:p>
          </table:table-cell>
          <table:table-cell office:value-type="float" office:value="-6.1936072875168" calcext:value-type="float">
            <text:p>-6.1936072875168</text:p>
          </table:table-cell>
          <table:table-cell office:value-type="float" office:value="-8.40883745869166" calcext:value-type="float">
            <text:p>-8.40883745869166</text:p>
          </table:table-cell>
          <table:table-cell office:value-type="float" office:value="3.77574227561703" calcext:value-type="float">
            <text:p>3.77574227561703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3.44797092358766" calcext:value-type="float">
            <text:p>-3.44797092358766</text:p>
          </table:table-cell>
          <table:table-cell office:value-type="float" office:value="-9.72035562166188" calcext:value-type="float">
            <text:p>-9.72035562166188</text:p>
          </table:table-cell>
          <table:table-cell office:value-type="float" office:value="-11.6461695366089" calcext:value-type="float">
            <text:p>-11.6461695366089</text:p>
          </table:table-cell>
          <table:table-cell office:value-type="float" office:value="-8.14076349967486" calcext:value-type="float">
            <text:p>-8.14076349967486</text:p>
          </table:table-cell>
          <table:table-cell office:value-type="float" office:value="-9.17727005293821" calcext:value-type="float">
            <text:p>-9.17727005293821</text:p>
          </table:table-cell>
          <table:table-cell office:value-type="float" office:value="-7.51930873600342" calcext:value-type="float">
            <text:p>-7.51930873600342</text:p>
          </table:table-cell>
          <table:table-cell office:value-type="float" office:value="-9.98392440668025" calcext:value-type="float">
            <text:p>-9.98392440668025</text:p>
          </table:table-cell>
          <table:table-cell office:value-type="float" office:value="-15.6588818226393" calcext:value-type="float">
            <text:p>-15.6588818226393</text:p>
          </table:table-cell>
          <table:table-cell office:value-type="float" office:value="-16.3875333221924" calcext:value-type="float">
            <text:p>-16.3875333221924</text:p>
          </table:table-cell>
          <table:table-cell office:value-type="float" office:value="-9.67898169361971" calcext:value-type="float">
            <text:p>-9.67898169361971</text:p>
          </table:table-cell>
          <table:table-cell office:value-type="float" office:value="-10.1361159615607" calcext:value-type="float">
            <text:p>-10.1361159615607</text:p>
          </table:table-cell>
          <table:table-cell office:value-type="float" office:value="3.78221268673779" calcext:value-type="float">
            <text:p>3.78221268673779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3.2256163422924" calcext:value-type="float">
            <text:p>-3.2256163422924</text:p>
          </table:table-cell>
          <table:table-cell office:value-type="float" office:value="-8.84944523664312" calcext:value-type="float">
            <text:p>-8.84944523664312</text:p>
          </table:table-cell>
          <table:table-cell office:value-type="float" office:value="-10.5577972731079" calcext:value-type="float">
            <text:p>-10.5577972731079</text:p>
          </table:table-cell>
          <table:table-cell office:value-type="float" office:value="-15.5289403862379" calcext:value-type="float">
            <text:p>-15.5289403862379</text:p>
          </table:table-cell>
          <table:table-cell office:value-type="float" office:value="-14.9524180665384" calcext:value-type="float">
            <text:p>-14.9524180665384</text:p>
          </table:table-cell>
          <table:table-cell office:value-type="float" office:value="-16.3348455149779" calcext:value-type="float">
            <text:p>-16.3348455149779</text:p>
          </table:table-cell>
          <table:table-cell office:value-type="float" office:value="-10.2543927663747" calcext:value-type="float">
            <text:p>-10.2543927663747</text:p>
          </table:table-cell>
          <table:table-cell office:value-type="float" office:value="-9.97616181353239" calcext:value-type="float">
            <text:p>-9.97616181353239</text:p>
          </table:table-cell>
          <table:table-cell office:value-type="float" office:value="-7.35604717808518" calcext:value-type="float">
            <text:p>-7.35604717808518</text:p>
          </table:table-cell>
          <table:table-cell office:value-type="float" office:value="-5.17086345113616" calcext:value-type="float">
            <text:p>-5.17086345113616</text:p>
          </table:table-cell>
          <table:table-cell office:value-type="float" office:value="-10.2206528028926" calcext:value-type="float">
            <text:p>-10.2206528028926</text:p>
          </table:table-cell>
          <table:table-cell office:value-type="float" office:value="4.37978355475762" calcext:value-type="float">
            <text:p>4.37978355475762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9.58137803756326" calcext:value-type="float">
            <text:p>-9.58137803756326</text:p>
          </table:table-cell>
          <table:table-cell office:value-type="float" office:value="-20.8460427103722" calcext:value-type="float">
            <text:p>-20.8460427103722</text:p>
          </table:table-cell>
          <table:table-cell office:value-type="float" office:value="-14.6465043321986" calcext:value-type="float">
            <text:p>-14.6465043321986</text:p>
          </table:table-cell>
          <table:table-cell office:value-type="float" office:value="-17.4069987881594" calcext:value-type="float">
            <text:p>-17.4069987881594</text:p>
          </table:table-cell>
          <table:table-cell office:value-type="float" office:value="-19.8996558632913" calcext:value-type="float">
            <text:p>-19.8996558632913</text:p>
          </table:table-cell>
          <table:table-cell office:value-type="float" office:value="-14.6684306455141" calcext:value-type="float">
            <text:p>-14.6684306455141</text:p>
          </table:table-cell>
          <table:table-cell office:value-type="float" office:value="-8.76574509213741" calcext:value-type="float">
            <text:p>-8.76574509213741</text:p>
          </table:table-cell>
          <table:table-cell office:value-type="float" office:value="-10.0679208988099" calcext:value-type="float">
            <text:p>-10.0679208988099</text:p>
          </table:table-cell>
          <table:table-cell office:value-type="float" office:value="-12.3298558156156" calcext:value-type="float">
            <text:p>-12.3298558156156</text:p>
          </table:table-cell>
          <table:table-cell office:value-type="float" office:value="-4.80794907112975" calcext:value-type="float">
            <text:p>-4.80794907112975</text:p>
          </table:table-cell>
          <table:table-cell office:value-type="float" office:value="-13.3020481254792" calcext:value-type="float">
            <text:p>-13.3020481254792</text:p>
          </table:table-cell>
          <table:table-cell office:value-type="float" office:value="5.15257597333579" calcext:value-type="float">
            <text:p>5.15257597333579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20.0218706435286" calcext:value-type="float">
            <text:p>-20.0218706435286</text:p>
          </table:table-cell>
          <table:table-cell office:value-type="float" office:value="-19.5690364658906" calcext:value-type="float">
            <text:p>-19.5690364658906</text:p>
          </table:table-cell>
          <table:table-cell office:value-type="float" office:value="-17.8210876888199" calcext:value-type="float">
            <text:p>-17.8210876888199</text:p>
          </table:table-cell>
          <table:table-cell office:value-type="float" office:value="-10.8707843723439" calcext:value-type="float">
            <text:p>-10.8707843723439</text:p>
          </table:table-cell>
          <table:table-cell office:value-type="float" office:value="-16.1607703933054" calcext:value-type="float">
            <text:p>-16.1607703933054</text:p>
          </table:table-cell>
          <table:table-cell office:value-type="float" office:value="-25.1487055469401" calcext:value-type="float">
            <text:p>-25.1487055469401</text:p>
          </table:table-cell>
          <table:table-cell office:value-type="float" office:value="-8.78428117477474" calcext:value-type="float">
            <text:p>-8.78428117477474</text:p>
          </table:table-cell>
          <table:table-cell office:value-type="float" office:value="-22.2860755121884" calcext:value-type="float">
            <text:p>-22.2860755121884</text:p>
          </table:table-cell>
          <table:table-cell office:value-type="float" office:value="-10.2651236690828" calcext:value-type="float">
            <text:p>-10.2651236690828</text:p>
          </table:table-cell>
          <table:table-cell office:value-type="float" office:value="-17.5941769229704" calcext:value-type="float">
            <text:p>-17.5941769229704</text:p>
          </table:table-cell>
          <table:table-cell office:value-type="float" office:value="-16.8521912389845" calcext:value-type="float">
            <text:p>-16.8521912389845</text:p>
          </table:table-cell>
          <table:table-cell office:value-type="float" office:value="5.39560098003452" calcext:value-type="float">
            <text:p>5.39560098003452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26.5487406256262" calcext:value-type="float">
            <text:p>-26.5487406256262</text:p>
          </table:table-cell>
          <table:table-cell office:value-type="float" office:value="-6.76452302221779" calcext:value-type="float">
            <text:p>-6.76452302221779</text:p>
          </table:table-cell>
          <table:table-cell office:value-type="float" office:value="-19.6261206828965" calcext:value-type="float">
            <text:p>-19.6261206828965</text:p>
          </table:table-cell>
          <table:table-cell office:value-type="float" office:value="-21.9125189311844" calcext:value-type="float">
            <text:p>-21.9125189311844</text:p>
          </table:table-cell>
          <table:table-cell office:value-type="float" office:value="-9.9610048512257" calcext:value-type="float">
            <text:p>-9.9610048512257</text:p>
          </table:table-cell>
          <table:table-cell office:value-type="float" office:value="-18.1192987878307" calcext:value-type="float">
            <text:p>-18.1192987878307</text:p>
          </table:table-cell>
          <table:table-cell office:value-type="float" office:value="-21.676991151221" calcext:value-type="float">
            <text:p>-21.676991151221</text:p>
          </table:table-cell>
          <table:table-cell office:value-type="float" office:value="-16.9712459003887" calcext:value-type="float">
            <text:p>-16.9712459003887</text:p>
          </table:table-cell>
          <table:table-cell office:value-type="float" office:value="-16.3095847922255" calcext:value-type="float">
            <text:p>-16.3095847922255</text:p>
          </table:table-cell>
          <table:table-cell office:value-type="float" office:value="-26.5487406256262" calcext:value-type="float">
            <text:p>-26.5487406256262</text:p>
          </table:table-cell>
          <table:table-cell office:value-type="float" office:value="-18.4438769370443" calcext:value-type="float">
            <text:p>-18.4438769370443</text:p>
          </table:table-cell>
          <table:table-cell office:value-type="float" office:value="6.41573983520785" calcext:value-type="float">
            <text:p>6.41573983520785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20.7272869620236" calcext:value-type="float">
            <text:p>-20.7272869620236</text:p>
          </table:table-cell>
          <table:table-cell office:value-type="float" office:value="-21.8156175448479" calcext:value-type="float">
            <text:p>-21.8156175448479</text:p>
          </table:table-cell>
          <table:table-cell office:value-type="float" office:value="-26.7038075524669" calcext:value-type="float">
            <text:p>-26.7038075524669</text:p>
          </table:table-cell>
          <table:table-cell office:value-type="float" office:value="-29.1941922433025" calcext:value-type="float">
            <text:p>-29.1941922433025</text:p>
          </table:table-cell>
          <table:table-cell office:value-type="float" office:value="-25.0417402103044" calcext:value-type="float">
            <text:p>-25.0417402103044</text:p>
          </table:table-cell>
          <table:table-cell office:value-type="float" office:value="-27.7926196300326" calcext:value-type="float">
            <text:p>-27.7926196300326</text:p>
          </table:table-cell>
          <table:table-cell office:value-type="float" office:value="-16.4852877628602" calcext:value-type="float">
            <text:p>-16.4852877628602</text:p>
          </table:table-cell>
          <table:table-cell office:value-type="float" office:value="-21.8156175448479" calcext:value-type="float">
            <text:p>-21.8156175448479</text:p>
          </table:table-cell>
          <table:table-cell office:value-type="float" office:value="-21.2572106115902" calcext:value-type="float">
            <text:p>-21.2572106115902</text:p>
          </table:table-cell>
          <table:table-cell office:value-type="float" office:value="-21.336611195203" calcext:value-type="float">
            <text:p>-21.336611195203</text:p>
          </table:table-cell>
          <table:table-cell office:value-type="float" office:value="-23.2169991257479" calcext:value-type="float">
            <text:p>-23.2169991257479</text:p>
          </table:table-cell>
          <table:table-cell office:value-type="float" office:value="3.87254766250909" calcext:value-type="float">
            <text:p>3.87254766250909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6.775299430262827, 0.05813078319656384, -0.21802666456904873, -0.3229354560856157]</text:p>
          </table:table-cell>
          <table:table-cell office:value-type="string" calcext:value-type="string">
            <text:p>[-0.0319008976196411, 0.00839437712268909, -0.32200047804196164, -0.3242656973603486]</text:p>
          </table:table-cell>
          <table:table-cell office:value-type="string" calcext:value-type="string">
            <text:p>[0.040516023366143905, -0.2751800411562533, 0.1176311465640345, -0.032787101544506925]</text:p>
          </table:table-cell>
          <table:table-cell office:value-type="string" calcext:value-type="string">
            <text:p>[-0.08301334307807551, 0.11171944976769987, -0.13406402167648324, -0.3215397652654106]</text:p>
          </table:table-cell>
          <table:table-cell office:value-type="string" calcext:value-type="string">
            <text:p>[-0.0319008976196411, 0.00839437712268909, -0.32200047804196164, -0.3242656973603486]</text:p>
          </table:table-cell>
          <table:table-cell office:value-type="string" calcext:value-type="string">
            <text:p>[-6.775299430262827, 0.05813078319656384, -0.21802666456904873, -0.3229354560856157]</text:p>
          </table:table-cell>
          <table:table-cell office:value-type="string" calcext:value-type="string">
            <text:p>[-3.5293706024771776, -0.488666726851239, -0.329155347017962, -0.7783584426193313]</text:p>
          </table:table-cell>
          <table:table-cell office:value-type="string" calcext:value-type="string">
            <text:p>[-0.20256449805202692, -0.013650189060987472, -0.04297018534742403, 0.07781023596492576]</text:p>
          </table:table-cell>
          <table:table-cell office:value-type="string" calcext:value-type="string">
            <text:p>[-0.08301334307807551, 0.11171944976769987, -0.13406402167648324, -0.3215397652654106]</text:p>
          </table:table-cell>
          <table:table-cell office:value-type="string" calcext:value-type="string">
            <text:p>[-1.2764149086505139, -1.2529612600578943, -0.8950981918093959, -0.8802347136491973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0.7579947404636522, 0.0023770180641369265, -0.8394796324531884, -1.4100565452156433]</text:p>
          </table:table-cell>
          <table:table-cell office:value-type="string" calcext:value-type="string">
            <text:p>[-0.3440088687353793, -0.4069849551582294, -0.9986841629073595, -0.886357674443583]</text:p>
          </table:table-cell>
          <table:table-cell office:value-type="string" calcext:value-type="string">
            <text:p>[-2.5959548197825644, -2.071351256706655, -1.9381106182226882, -1.5894985411134543]</text:p>
          </table:table-cell>
          <table:table-cell office:value-type="string" calcext:value-type="string">
            <text:p>[-5.011874215666445, -0.996454771338251, -0.9914292599492391, -0.7726883397246365]</text:p>
          </table:table-cell>
          <table:table-cell office:value-type="string" calcext:value-type="string">
            <text:p>[-7.641185519105753, -0.2500954178560333, -0.8222128963008224, -1.3316923401918368]</text:p>
          </table:table-cell>
          <table:table-cell office:value-type="string" calcext:value-type="string">
            <text:p>[-0.24722905373761872, -0.2740535702608904, -1.0889699468469738, -1.6370540944308232]</text:p>
          </table:table-cell>
          <table:table-cell office:value-type="string" calcext:value-type="string">
            <text:p>[-2.1870225146925604, -1.3232125243251458, -1.1646288730392085, -1.0372269276839763]</text:p>
          </table:table-cell>
          <table:table-cell office:value-type="string" calcext:value-type="string">
            <text:p>[-2.983115682576787, -1.8672445854424957, -2.2954469886557805, -2.553137405867978]</text:p>
          </table:table-cell>
          <table:table-cell office:value-type="string" calcext:value-type="string">
            <text:p>[-0.2340729627742011, -0.07534434817479951, -0.5853547686564209, -1.3569590515898122]</text:p>
          </table:table-cell>
          <table:table-cell office:value-type="string" calcext:value-type="string">
            <text:p>[-1.3276524709937787, -1.4041748249864927, -1.4819029242527426, -1.2823799396063595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1.0603043368983656, -1.1260492881700834, -1.8097209577276008, -1.869679848159267]</text:p>
          </table:table-cell>
          <table:table-cell office:value-type="string" calcext:value-type="string">
            <text:p>[-9.384753919397927, -1.0196491591459633, -1.4036084872995902, -1.8379730283058837]</text:p>
          </table:table-cell>
          <table:table-cell office:value-type="string" calcext:value-type="string">
            <text:p>[-4.618350082795564, -0.42080253302370085, -0.7028350201657707, -1.1653567540629295]</text:p>
          </table:table-cell>
          <table:table-cell office:value-type="string" calcext:value-type="string">
            <text:p>[-1.6313148967824098, -1.273814802523776, -0.9290994613262882, -0.9808839934000391]</text:p>
          </table:table-cell>
          <table:table-cell office:value-type="string" calcext:value-type="string">
            <text:p>[-4.96591365236092, -1.0985326671779205, -1.6279396867724616, -1.6256637994795708]</text:p>
          </table:table-cell>
          <table:table-cell office:value-type="string" calcext:value-type="string">
            <text:p>[-1.2920050365959002, -0.6215516111307329, -3.053735030664928, -5.9925429041778555]</text:p>
          </table:table-cell>
          <table:table-cell office:value-type="string" calcext:value-type="string">
            <text:p>[-1.0901203758139966, -0.9338706702423982, -1.5531821845982785, -1.1311991882401395]</text:p>
          </table:table-cell>
          <table:table-cell office:value-type="string" calcext:value-type="string">
            <text:p>[-7.1143589330899815, -0.12058165506101393, -1.0432013468934187, -1.5809331486276168]</text:p>
          </table:table-cell>
          <table:table-cell office:value-type="string" calcext:value-type="string">
            <text:p>[-2.6868202757987403, -0.853797057343697, -0.8144939719276545, -1.1505986132365864]</text:p>
          </table:table-cell>
          <table:table-cell office:value-type="string" calcext:value-type="string">
            <text:p>[-0.5740568077504227, -0.18312397541555558, -1.0518282244787347, -1.8949849284689124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30.58164982264644, -0.9278811770781159, -0.5234199876963386, -1.2439909060048437]</text:p>
          </table:table-cell>
          <table:table-cell office:value-type="string" calcext:value-type="string">
            <text:p>[-6.380059940670479, -1.6610536377971163, -1.851929444672229, -1.4388358128654133]</text:p>
          </table:table-cell>
          <table:table-cell office:value-type="string" calcext:value-type="string">
            <text:p>[-30.815995009413143, -1.244218256969254, -1.617813702487969, -1.9905430944758606]</text:p>
          </table:table-cell>
          <table:table-cell office:value-type="string" calcext:value-type="string">
            <text:p>[-3.5704576780440034, -0.40735426825511123, -1.0686413946158213, -1.4603364526460272]</text:p>
          </table:table-cell>
          <table:table-cell office:value-type="string" calcext:value-type="string">
            <text:p>[-0.5433978272599393, 0.017425599306442052, -0.323879564581131, -0.7877075307959558]</text:p>
          </table:table-cell>
          <table:table-cell office:value-type="string" calcext:value-type="string">
            <text:p>[-3.566653492036731, -1.7517285550237904, -1.2828416623976047, -1.7223911125157088]</text:p>
          </table:table-cell>
          <table:table-cell office:value-type="string" calcext:value-type="string">
            <text:p>[-0.5023405707336837, -0.38524287254191325, -0.8494047209431033, -1.1763685290107517]</text:p>
          </table:table-cell>
          <table:table-cell office:value-type="string" calcext:value-type="string">
            <text:p>[-4.4800080358181615, -1.2747599925150732, -1.0847462473656755, -1.5953253765218722]</text:p>
          </table:table-cell>
          <table:table-cell office:value-type="string" calcext:value-type="string">
            <text:p>[-3.24273759794127, -0.4960123920613624, -0.774473097747741, -1.017837090093554]</text:p>
          </table:table-cell>
          <table:table-cell office:value-type="string" calcext:value-type="string">
            <text:p>[-7.346173460964156, -1.012775832005075, -1.1065061404293752, -0.8173346813611593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1.8390006600965458, -0.8354242642017118, -0.962771600251533, -0.8639618912152036]</text:p>
          </table:table-cell>
          <table:table-cell office:value-type="string" calcext:value-type="string">
            <text:p>[-18.2861540027625, -2.524818711742749, -3.0872854274851314, -3.0717345563386678]</text:p>
          </table:table-cell>
          <table:table-cell office:value-type="string" calcext:value-type="string">
            <text:p>[-8.589544784295011, -1.2229426453646886, -2.331546353331193, -2.2670639938267456]</text:p>
          </table:table-cell>
          <table:table-cell office:value-type="string" calcext:value-type="string">
            <text:p>[-31.2727267312191, -1.3870510876264897, -1.156018818467186, -0.7289991854798616]</text:p>
          </table:table-cell>
          <table:table-cell office:value-type="string" calcext:value-type="string">
            <text:p>[-26.438487288099786, -0.8946674210201122, -1.7421241788719621, -2.3625402240133653]</text:p>
          </table:table-cell>
          <table:table-cell office:value-type="string" calcext:value-type="string">
            <text:p>[-4.88946785533757, -1.1457764148384397, -2.034373458242089, -1.764045404681358]</text:p>
          </table:table-cell>
          <table:table-cell office:value-type="string" calcext:value-type="string">
            <text:p>[-28.207836966137556, -1.6927462044951103, -2.0698117961061246, -1.7510421865746917]</text:p>
          </table:table-cell>
          <table:table-cell office:value-type="string" calcext:value-type="string">
            <text:p>[-3.4007011124683073, -0.9600529185040951, -2.0455121708663926, -2.474302928169436]</text:p>
          </table:table-cell>
          <table:table-cell office:value-type="string" calcext:value-type="string">
            <text:p>[-4.714594467048139, -1.519135869387478, -1.6546200387336896, -1.1321487316309442]</text:p>
          </table:table-cell>
          <table:table-cell office:value-type="string" calcext:value-type="string">
            <text:p>[-7.600996221672851, -1.6862286773929647, -2.2163657352289645, -2.827421383820261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10.22738912938468, -1.5003244245774816, -4.18804516145852, -4.782167240763835]</text:p>
          </table:table-cell>
          <table:table-cell office:value-type="string" calcext:value-type="string">
            <text:p>[-8.980529178271501, -1.725757966058672, -0.8712765346731155, -1.8532601461420217]</text:p>
          </table:table-cell>
          <table:table-cell office:value-type="string" calcext:value-type="string">
            <text:p>[-6.733462129050771, -0.331994026323823, -0.42904631423636985, -0.5962860840998507]</text:p>
          </table:table-cell>
          <table:table-cell office:value-type="string" calcext:value-type="string">
            <text:p>[-27.39034385096999, -1.3718520010643775, -1.7695230495553549, -1.6391166545131952]</text:p>
          </table:table-cell>
          <table:table-cell office:value-type="string" calcext:value-type="string">
            <text:p>[-33.68724013025932, -1.5864635582221398, -1.7446518845161574, -1.6627563025054526]</text:p>
          </table:table-cell>
          <table:table-cell office:value-type="string" calcext:value-type="string">
            <text:p>[-2.74198101515879, -0.7630563108044219, -1.274213943174063, -1.211661200445091]</text:p>
          </table:table-cell>
          <table:table-cell office:value-type="string" calcext:value-type="string">
            <text:p>[-0.7560059113487005, -0.8738721941276006, -1.4166753902590257, -1.5417232301859318]</text:p>
          </table:table-cell>
          <table:table-cell office:value-type="string" calcext:value-type="string">
            <text:p>[-9.661184310201198, -1.1536121633568763, -2.0524767156992363, -1.8379466766273556]</text:p>
          </table:table-cell>
          <table:table-cell office:value-type="string" calcext:value-type="string">
            <text:p>[-10.946779137489472, -1.402462301902907, -2.341940538061027, -2.4376064514623597]</text:p>
          </table:table-cell>
          <table:table-cell office:value-type="string" calcext:value-type="string">
            <text:p>[-3.9150170563081677, -1.7586824518051047, -2.6846881465984573, -4.081947549833753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18.90058080150119, -2.3621572043622363, -2.6206909964799907, -3.3779191284476706]</text:p>
          </table:table-cell>
          <table:table-cell office:value-type="string" calcext:value-type="string">
            <text:p>[-3.9151462921609426, -2.495919154670978, -2.7584328462479046, -2.871077425341473]</text:p>
          </table:table-cell>
          <table:table-cell office:value-type="string" calcext:value-type="string">
            <text:p>[-13.762864980666167, -1.1908189245740886, -2.2286594112384206, -3.2747074069336746]</text:p>
          </table:table-cell>
          <table:table-cell office:value-type="string" calcext:value-type="string">
            <text:p>[-0.6515208228515812, -2.125369949520728, -4.425789590204521, -6.423520931450066]</text:p>
          </table:table-cell>
          <table:table-cell office:value-type="string" calcext:value-type="string">
            <text:p>[-17.68268687653336, -2.5414786252206945, -3.323129652831991, -4.68029495399418]</text:p>
          </table:table-cell>
          <table:table-cell office:value-type="string" calcext:value-type="string">
            <text:p>[-5.59799445901219, -2.2224632514851406, -4.782015316813437, -5.753525555332217]</text:p>
          </table:table-cell>
          <table:table-cell office:value-type="string" calcext:value-type="string">
            <text:p>[-7.6208584167325455, -0.7778493470794068, -2.6023709690329078, -4.803187144832455]</text:p>
          </table:table-cell>
          <table:table-cell office:value-type="string" calcext:value-type="string">
            <text:p>[-19.489880644598244, -2.2042293989406936, -2.0747417979675387, -2.1134137593695757]</text:p>
          </table:table-cell>
          <table:table-cell office:value-type="string" calcext:value-type="string">
            <text:p>[-7.153984280545611, -0.6382294364763563, -0.6112311264465431, -0.663374919609061]</text:p>
          </table:table-cell>
          <table:table-cell office:value-type="string" calcext:value-type="string">
            <text:p>[-29.54115486702722, -1.4114902693546316, -1.7979872462596136, -2.2008668309403845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17.527099242299137, -1.467211165594784, -1.348761167971091, -2.6315496906690994]</text:p>
          </table:table-cell>
          <table:table-cell office:value-type="string" calcext:value-type="string">
            <text:p>[-9.373075644897488, -1.1339220773231462, -2.142786212088854, -2.9823271630557313]</text:p>
          </table:table-cell>
          <table:table-cell office:value-type="string" calcext:value-type="string">
            <text:p>[-11.322680510417783, -2.2746996726219715, -2.7862196140402196, -2.9638980915973168]</text:p>
          </table:table-cell>
          <table:table-cell office:value-type="string" calcext:value-type="string">
            <text:p>[-19.485069574951552, -1.3780275159588795, -1.2791788465987608, -2.7322480475520994]</text:p>
          </table:table-cell>
          <table:table-cell office:value-type="string" calcext:value-type="string">
            <text:p>[-11.545252439422793, -1.3095062603597274, -4.164480979317675, -6.586206534491312]</text:p>
          </table:table-cell>
          <table:table-cell office:value-type="string" calcext:value-type="string">
            <text:p>[-34.56853223224605, -3.990657871058634, -4.369647874533689, -4.738083042816754]</text:p>
          </table:table-cell>
          <table:table-cell office:value-type="string" calcext:value-type="string">
            <text:p>[-32.13067919531878, -1.2046272356843524, -0.6982703933301249, -1.085857236665455]</text:p>
          </table:table-cell>
          <table:table-cell office:value-type="string" calcext:value-type="string">
            <text:p>[-19.074265410771574, -2.678531450865451, -3.3189218712971424, -3.8367689599585253]</text:p>
          </table:table-cell>
          <table:table-cell office:value-type="string" calcext:value-type="string">
            <text:p>[-12.037806707748612, -0.8406041104938256, -1.0104296930764978, -1.2314230273342996]</text:p>
          </table:table-cell>
          <table:table-cell office:value-type="string" calcext:value-type="string">
            <text:p>[-36.43101483193496, -2.305811779281086, -4.580356425104304, -5.058623590641309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15.601378559190394, -2.1041676686639477, -3.5733499025605076, -4.31591251550989]</text:p>
          </table:table-cell>
          <table:table-cell office:value-type="string" calcext:value-type="string">
            <text:p>[-17.536154200048305, -1.0630056667907617, -0.6923954571544266, -0.882612328390886]</text:p>
          </table:table-cell>
          <table:table-cell office:value-type="string" calcext:value-type="string">
            <text:p>[-8.945249374477605, -1.2335849839265611, -1.8358630207812254, -3.751636283243087]</text:p>
          </table:table-cell>
          <table:table-cell office:value-type="string" calcext:value-type="string">
            <text:p>[-22.489247808342782, -3.006882311849579, -2.3305038704438896, -2.735163980264277]</text:p>
          </table:table-cell>
          <table:table-cell office:value-type="string" calcext:value-type="string">
            <text:p>[-6.218224781790083, -2.2560304131719944, -3.558373030345119, -3.5852419697579574]</text:p>
          </table:table-cell>
          <table:table-cell office:value-type="string" calcext:value-type="string">
            <text:p>[-10.653697469444046, -1.175662248873044, -0.8567401604382852, -1.8434788312966077]</text:p>
          </table:table-cell>
          <table:table-cell office:value-type="string" calcext:value-type="string">
            <text:p>[-8.4302840541008, -2.274422724382963, -4.873367066314316, -7.892450992815636]</text:p>
          </table:table-cell>
          <table:table-cell office:value-type="string" calcext:value-type="string">
            <text:p>[-39.684747150465306, -2.503407135881508, -2.2109942841321617, -2.680849434049515]</text:p>
          </table:table-cell>
          <table:table-cell office:value-type="string" calcext:value-type="string">
            <text:p>[-26.73934202472168, -1.8290932306389118, -2.908169987475806, -3.159025450666575]</text:p>
          </table:table-cell>
          <table:table-cell office:value-type="string" calcext:value-type="string">
            <text:p>[-24.712279724153618, -1.4525626304646932, -2.8744342971821935, -3.5593238599289867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21.152019282946654, -3.798293944844211, -3.5012020648448106, -4.217128218591415]</text:p>
          </table:table-cell>
          <table:table-cell office:value-type="string" calcext:value-type="string">
            <text:p>[-23.954978046151364, -1.1970014507556748, -2.522855008344105, -2.7580184298807486]</text:p>
          </table:table-cell>
          <table:table-cell office:value-type="string" calcext:value-type="string">
            <text:p>[-17.692804051574473, -4.361821769354357, -6.9569256834871585, -9.297443318951082]</text:p>
          </table:table-cell>
          <table:table-cell office:value-type="string" calcext:value-type="string">
            <text:p>[-27.6785037528815, -3.1264468631446274, -2.8437760935388523, -2.49258926326672]</text:p>
          </table:table-cell>
          <table:table-cell office:value-type="string" calcext:value-type="string">
            <text:p>[-43.02209937478414, -3.8531985749749698, -4.352015467532477, -4.564842404738001]</text:p>
          </table:table-cell>
          <table:table-cell office:value-type="string" calcext:value-type="string">
            <text:p>[-4.0728282258505555, -3.1132121336435947, -3.129787505375825, -2.123531976690174]</text:p>
          </table:table-cell>
          <table:table-cell office:value-type="string" calcext:value-type="string">
            <text:p>[-10.773049916491528, -1.632902842832884, -2.252503736009337, -3.3972462715432528]</text:p>
          </table:table-cell>
          <table:table-cell office:value-type="string" calcext:value-type="string">
            <text:p>[-19.533536201562573, -2.7025849363433663, -2.60969777226403, -2.5522362163389545]</text:p>
          </table:table-cell>
          <table:table-cell office:value-type="string" calcext:value-type="string">
            <text:p>[-45.94427223263713, -3.7985623660819146, -5.249119571818195, -5.3500342275285995]</text:p>
          </table:table-cell>
          <table:table-cell office:value-type="string" calcext:value-type="string">
            <text:p>[-11.260209175358394, -3.5656012129783754, -5.241528142854057, -4.707090618876375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4.251294103250336, -2.136396638698179, -3.307298744913867, -4.096894207488266]</text:p>
          </table:table-cell>
          <table:table-cell office:value-type="string" calcext:value-type="string">
            <text:p>[-26.188630997825136, -3.173337960133571, -4.479744528159468, -5.039709000529347]</text:p>
          </table:table-cell>
          <table:table-cell office:value-type="string" calcext:value-type="string">
            <text:p>[-37.096567306986074, -3.058451882241542, -3.4582945152226596, -2.9713644419851803]</text:p>
          </table:table-cell>
          <table:table-cell office:value-type="string" calcext:value-type="string">
            <text:p>[-13.698732176551376, -3.527815626344988, -6.321194304026623, -9.015311891776445]</text:p>
          </table:table-cell>
          <table:table-cell office:value-type="string" calcext:value-type="string">
            <text:p>[-26.831620793955025, -2.257797681009621, -3.649230970707462, -3.970430766080746]</text:p>
          </table:table-cell>
          <table:table-cell office:value-type="string" calcext:value-type="string">
            <text:p>[-21.413632057866817, -2.203583572740486, -1.982565796626612, -4.477453516779772]</text:p>
          </table:table-cell>
          <table:table-cell office:value-type="string" calcext:value-type="string">
            <text:p>[-30.418781252226744, -2.8708391830254643, -3.397118522960585, -3.248958668508206]</text:p>
          </table:table-cell>
          <table:table-cell office:value-type="string" calcext:value-type="string">
            <text:p>[-48.617940150991814, -4.824560721110371, -5.175465610944485, -4.017560807510634]</text:p>
          </table:table-cell>
          <table:table-cell office:value-type="string" calcext:value-type="string">
            <text:p>[-53.581368223330706, -4.653056489721719, -3.780837916400026, -3.534870659317302]</text:p>
          </table:table-cell>
          <table:table-cell office:value-type="string" calcext:value-type="string">
            <text:p>[-32.62605153708418, -1.663155212164824, -1.405973831768681, -3.0207461934611546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8.295507299069271, -1.363838868860956, -1.7671079024745184, -1.4760112987648455]</text:p>
          </table:table-cell>
          <table:table-cell office:value-type="string" calcext:value-type="string">
            <text:p>[-20.941784892104188, -5.346642412086644, -5.3183435788976885, -3.7910100634839683]</text:p>
          </table:table-cell>
          <table:table-cell office:value-type="string" calcext:value-type="string">
            <text:p>[-28.654732707877105, -3.9673991707709355, -4.762310720897478, -4.846746492886012]</text:p>
          </table:table-cell>
          <table:table-cell office:value-type="string" calcext:value-type="string">
            <text:p>[-49.6866890045282, -4.984712187490281, -3.9789297828252135, -3.465430570107997]</text:p>
          </table:table-cell>
          <table:table-cell office:value-type="string" calcext:value-type="string">
            <text:p>[-51.226497947084184, -4.007481628207299, -2.236615343868875, -2.3390773469931014]</text:p>
          </table:table-cell>
          <table:table-cell office:value-type="string" calcext:value-type="string">
            <text:p>[-51.37317078893204, -3.757833082518669, -4.4936717368378565, -5.7147064516230195]</text:p>
          </table:table-cell>
          <table:table-cell office:value-type="string" calcext:value-type="string">
            <text:p>[-28.612117315444596, -4.739394196316704, -4.173697518248143, -3.492362035489216]</text:p>
          </table:table-cell>
          <table:table-cell office:value-type="string" calcext:value-type="string">
            <text:p>[-28.99387674636571, -3.6666784440746447, -3.4097223066068993, -3.834369757082312]</text:p>
          </table:table-cell>
          <table:table-cell office:value-type="string" calcext:value-type="string">
            <text:p>[-22.35163836642733, -2.615074618239399, -2.330940364433798, -2.1265353632401895]</text:p>
          </table:table-cell>
          <table:table-cell office:value-type="string" calcext:value-type="string">
            <text:p>[-19.034879737387513, -0.7127695915316368, -0.45182902862244134, -0.48397544700304884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16.505484211154233, -5.060229676754502, -7.645337853017886, -9.11446040932642]</text:p>
          </table:table-cell>
          <table:table-cell office:value-type="string" calcext:value-type="string">
            <text:p>[-66.8471871484595, -6.031614934356844, -5.3156471354262935, -5.189721623246202]</text:p>
          </table:table-cell>
          <table:table-cell office:value-type="string" calcext:value-type="string">
            <text:p>[-51.17176105658776, -3.0040886379010923, -2.7166048396185083, -1.6935627946870646]</text:p>
          </table:table-cell>
          <table:table-cell office:value-type="string" calcext:value-type="string">
            <text:p>[-54.307973986115776, -5.843936472771416, -5.114843873718011, -4.36124082003253]</text:p>
          </table:table-cell>
          <table:table-cell office:value-type="string" calcext:value-type="string">
            <text:p>[-68.29868265824504, -4.94828239943772, -3.7716327360141744, -2.580025659468377]</text:p>
          </table:table-cell>
          <table:table-cell office:value-type="string" calcext:value-type="string">
            <text:p>[-50.496624177095484, -1.776221141968426, -2.8877359072344344, -3.513141355758065]</text:p>
          </table:table-cell>
          <table:table-cell office:value-type="string" calcext:value-type="string">
            <text:p>[-22.093233782849975, -3.1863844406803787, -4.638342003808327, -5.145020141210965]</text:p>
          </table:table-cell>
          <table:table-cell office:value-type="string" calcext:value-type="string">
            <text:p>[-34.10133970888452, -2.1204781857363963, -2.1188864959093, -1.9309792047094598]</text:p>
          </table:table-cell>
          <table:table-cell office:value-type="string" calcext:value-type="string">
            <text:p>[-41.986849108319916, -2.037087171339347, -2.352463527107851, -2.9430234556951262]</text:p>
          </table:table-cell>
          <table:table-cell office:value-type="string" calcext:value-type="string">
            <text:p>[-11.731032777655503, -2.4863275696661358, -2.7563910521391843, -2.258044885058186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63.82465061531606, -6.7252506088289365, -5.524897396969641, -4.012683952999874]</text:p>
          </table:table-cell>
          <table:table-cell office:value-type="string" calcext:value-type="string">
            <text:p>[-67.7199742298557, -4.445033004249854, -3.17723585143046, -2.933902778026276]</text:p>
          </table:table-cell>
          <table:table-cell office:value-type="string" calcext:value-type="string">
            <text:p>[-55.79709015877761, -5.797702024980733, -5.1659861992250145, -4.523572372296325]</text:p>
          </table:table-cell>
          <table:table-cell office:value-type="string" calcext:value-type="string">
            <text:p>[-36.47190866866077, -2.687102601423552, -2.2278362144292574, -2.0962900048621336]</text:p>
          </table:table-cell>
          <table:table-cell office:value-type="string" calcext:value-type="string">
            <text:p>[-57.26828010671772, -3.053757547737934, -1.703039776671611, -2.618004142094299]</text:p>
          </table:table-cell>
          <table:table-cell office:value-type="string" calcext:value-type="string">
            <text:p>[-63.98256768544519, -8.75669994311461, -12.552560060075502, -15.302994499125134]</text:p>
          </table:table-cell>
          <table:table-cell office:value-type="string" calcext:value-type="string">
            <text:p>[-21.835406342122955, -2.5750701261615827, -4.614820210819381, -6.111828019995036]</text:p>
          </table:table-cell>
          <table:table-cell office:value-type="string" calcext:value-type="string">
            <text:p>[-53.45520444816933, -9.689423753614012, -12.084137741958045, -13.915536105012327]</text:p>
          </table:table-cell>
          <table:table-cell office:value-type="string" calcext:value-type="string">
            <text:p>[-28.13020955929204, -3.7472697730751126, -4.833342349024039, -4.349672994940024]</text:p>
          </table:table-cell>
          <table:table-cell office:value-type="string" calcext:value-type="string">
            <text:p>[-52.926128931494596, -6.974502027846086, -5.3429837577351424, -5.133092974805731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91.4324196494104, -6.42906396345535, -4.793746040567859, -3.539732849071364]</text:p>
          </table:table-cell>
          <table:table-cell office:value-type="string" calcext:value-type="string">
            <text:p>[-21.293882819885557, -2.652101965051834, -1.5834816168576404, -1.528625687076124]</text:p>
          </table:table-cell>
          <table:table-cell office:value-type="string" calcext:value-type="string">
            <text:p>[-66.69185879242532, -5.434654285287643, -3.6725753204962963, -2.7053943333768427]</text:p>
          </table:table-cell>
          <table:table-cell office:value-type="string" calcext:value-type="string">
            <text:p>[-74.54899441387045, -6.164291264415711, -3.995340594015784, -2.9414494524358403]</text:p>
          </table:table-cell>
          <table:table-cell office:value-type="string" calcext:value-type="string">
            <text:p>[-31.012324042393647, -3.731636322117926, -2.93098055830856, -2.169078482082676]</text:p>
          </table:table-cell>
          <table:table-cell office:value-type="string" calcext:value-type="string">
            <text:p>[-61.89897067253543, -4.349377350923955, -3.274858165488004, -2.9539889623754423]</text:p>
          </table:table-cell>
          <table:table-cell office:value-type="string" calcext:value-type="string">
            <text:p>[-61.38936121760488, -8.686100154204478, -8.554286384410092, -8.078216848664566]</text:p>
          </table:table-cell>
          <table:table-cell office:value-type="string" calcext:value-type="string">
            <text:p>[-55.27158342827487, -5.530137970208937, -4.00191689536098, -3.0813453077100927]</text:p>
          </table:table-cell>
          <table:table-cell office:value-type="string" calcext:value-type="string">
            <text:p>[-51.53632378418287, -5.595947172809623, -4.59362253851292, -3.5124456733966136]</text:p>
          </table:table-cell>
          <table:table-cell office:value-type="string" calcext:value-type="string">
            <text:p>[-91.4324196494104, -6.42906396345535, -4.793746040567859, -3.539732849071364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69.83197739241187, -6.306307150096768, -3.9771177888246134, -2.7937455167611924]</text:p>
          </table:table-cell>
          <table:table-cell office:value-type="string" calcext:value-type="string">
            <text:p>[-74.1326068562442, -7.114916653197412, -3.529143409605795, -2.4858032603443547]</text:p>
          </table:table-cell>
          <table:table-cell office:value-type="string" calcext:value-type="string">
            <text:p>[-92.98575234348792, -6.334647663853699, -4.568118859451387, -2.9267113430745173]</text:p>
          </table:table-cell>
          <table:table-cell office:value-type="string" calcext:value-type="string">
            <text:p>[-101.1871319497021, -7.0351476376969035, -5.031339673144286, -3.5231497126665623]</text:p>
          </table:table-cell>
          <table:table-cell office:value-type="string" calcext:value-type="string">
            <text:p>[-86.68435649825, -7.933745748262977, -3.332271344834803, -2.216587249869817]</text:p>
          </table:table-cell>
          <table:table-cell office:value-type="string" calcext:value-type="string">
            <text:p>[-93.04943802776219, -8.26304764401975, -5.8218115669627535, -4.03618128138572]</text:p>
          </table:table-cell>
          <table:table-cell office:value-type="string" calcext:value-type="string">
            <text:p>[-53.184664134798076, -5.839802977941622, -4.070556934247449, -2.8461270044537024]</text:p>
          </table:table-cell>
          <table:table-cell office:value-type="string" calcext:value-type="string">
            <text:p>[-74.1326068562442, -7.114916653197412, -3.529143409605795, -2.4858032603443547]</text:p>
          </table:table-cell>
          <table:table-cell office:value-type="string" calcext:value-type="string">
            <text:p>[-68.6225567000256, -7.307303605097903, -5.892215814379731, -3.2067663268577906]</text:p>
          </table:table-cell>
          <table:table-cell office:value-type="string" calcext:value-type="string">
            <text:p>[-69.97216641586164, -6.428580294934494, -5.367853450793203, -3.5778446192227698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86155212767468, 0.48172177849364395, 0.5535189435170893, 0.6474865301042478]</text:p>
          </table:table-cell>
          <table:table-cell office:value-type="string" calcext:value-type="string">
            <text:p>[0.25249161101955264, 0.4826815792814963, 0.5539184690197574, 0.647609649767748]</text:p>
          </table:table-cell>
          <table:table-cell office:value-type="string" calcext:value-type="string">
            <text:p>[0.24716308853724756, 0.4837738934259159, 0.5515940159049395, 0.6460503425777047]</text:p>
          </table:table-cell>
          <table:table-cell office:value-type="string" calcext:value-type="string">
            <text:p>[0.24815155380154102, 0.48214717889816544, 0.553243447573339, 0.647859903082755]</text:p>
          </table:table-cell>
          <table:table-cell office:value-type="string" calcext:value-type="string">
            <text:p>[0.25249161101955264, 0.4826815792814963, 0.5539184690197574, 0.647609649767748]</text:p>
          </table:table-cell>
          <table:table-cell office:value-type="string" calcext:value-type="string">
            <text:p>[0.286155212767468, 0.48172177849364395, 0.5535189435170893, 0.6474865301042478]</text:p>
          </table:table-cell>
          <table:table-cell office:value-type="string" calcext:value-type="string">
            <text:p>[0.2483176627307548, 0.4851550474481357, 0.5542726586028041, 0.650481338377107]</text:p>
          </table:table-cell>
          <table:table-cell office:value-type="string" calcext:value-type="string">
            <text:p>[0.246880048719103, 0.48287197676688765, 0.5531356149508551, 0.6458115264638337]</text:p>
          </table:table-cell>
          <table:table-cell office:value-type="string" calcext:value-type="string">
            <text:p>[0.24815155380154102, 0.48214717889816544, 0.553243447573339, 0.647859903082755]</text:p>
          </table:table-cell>
          <table:table-cell office:value-type="string" calcext:value-type="string">
            <text:p>[0.2578491501035482, 0.48863071445004724, 0.5567044235779907, 0.6515234862936858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4910062317171408, 0.48253452164242155, 0.5568272341439664, 0.6551079772950081]</text:p>
          </table:table-cell>
          <table:table-cell office:value-type="string" calcext:value-type="string">
            <text:p>[0.24917862424777434, 0.48435847286946687, 0.5574465756765979, 0.6515205258078808]</text:p>
          </table:table-cell>
          <table:table-cell office:value-type="string" calcext:value-type="string">
            <text:p>[0.30770099167683523, 0.49295145425388154, 0.5629659164509648, 0.6567742260469768]</text:p>
          </table:table-cell>
          <table:table-cell office:value-type="string" calcext:value-type="string">
            <text:p>[0.2993289358417607, 0.4875537032181655, 0.5570192525220166, 0.65162127487288]</text:p>
          </table:table-cell>
          <table:table-cell office:value-type="string" calcext:value-type="string">
            <text:p>[0.29246477777036844, 0.48353384540696287, 0.5563926216284311, 0.6547729035845763]</text:p>
          </table:table-cell>
          <table:table-cell office:value-type="string" calcext:value-type="string">
            <text:p>[0.25075899240255073, 0.4837016769862147, 0.5584937715622409, 0.6566411701035348]</text:p>
          </table:table-cell>
          <table:table-cell office:value-type="string" calcext:value-type="string">
            <text:p>[0.2576592454044519, 0.4890403982072549, 0.5579852905625979, 0.6534198398794026]</text:p>
          </table:table-cell>
          <table:table-cell office:value-type="string" calcext:value-type="string">
            <text:p>[0.25353926780848784, 0.49133844035149893, 0.5642950497610446, 0.6623277374669536]</text:p>
          </table:table-cell>
          <table:table-cell office:value-type="string" calcext:value-type="string">
            <text:p>[0.24937396598718872, 0.4828405660396959, 0.5553264866844903, 0.6544700201271927]</text:p>
          </table:table-cell>
          <table:table-cell office:value-type="string" calcext:value-type="string">
            <text:p>[0.25855385050221835, 0.48949245418836085, 0.5598720792649345, 0.6544359459226328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626344291948754, 0.4886561079169616, 0.5621333402285686, 0.6579137048073735]</text:p>
          </table:table-cell>
          <table:table-cell office:value-type="string" calcext:value-type="string">
            <text:p>[0.3036541537441096, 0.48760426962856485, 0.5591548034773107, 0.6576806779394045]</text:p>
          </table:table-cell>
          <table:table-cell office:value-type="string" calcext:value-type="string">
            <text:p>[0.2516760830094939, 0.4850204896021449, 0.555998595611935, 0.6532382062943324]</text:p>
          </table:table-cell>
          <table:table-cell office:value-type="string" calcext:value-type="string">
            <text:p>[0.2622079451341412, 0.48868926871654844, 0.5571248710882652, 0.6521735181837022]</text:p>
          </table:table-cell>
          <table:table-cell office:value-type="string" calcext:value-type="string">
            <text:p>[0.30312439774206806, 0.4879452626623812, 0.5602222635356651, 0.6565827856260561]</text:p>
          </table:table-cell>
          <table:table-cell office:value-type="string" calcext:value-type="string">
            <text:p>[0.24870000375069062, 0.48517896919316356, 0.567961684657541, 0.6839947780241712]</text:p>
          </table:table-cell>
          <table:table-cell office:value-type="string" calcext:value-type="string">
            <text:p>[0.2559022093136493, 0.48687485957143406, 0.5598612442889508, 0.6529063167917997]</text:p>
          </table:table-cell>
          <table:table-cell office:value-type="string" calcext:value-type="string">
            <text:p>[0.28893522407489913, 0.4831214610118473, 0.5584423065817347, 0.6564334637679016]</text:p>
          </table:table-cell>
          <table:table-cell office:value-type="string" calcext:value-type="string">
            <text:p>[0.2584804438529638, 0.48746117464927186, 0.5565430691074464, 0.6537896952809028]</text:p>
          </table:table-cell>
          <table:table-cell office:value-type="string" calcext:value-type="string">
            <text:p>[0.250149718546201, 0.483482768770904, 0.5575577808605737, 0.6582104413670319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3200465113863205, 0.48719752152861373, 0.5549035417737533, 0.6540254726423399]</text:p>
          </table:table-cell>
          <table:table-cell office:value-type="string" calcext:value-type="string">
            <text:p>[0.30376102902676105, 0.49053909025469417, 0.5619217027242018, 0.6547813528587232]</text:p>
          </table:table-cell>
          <table:table-cell office:value-type="string" calcext:value-type="string">
            <text:p>[0.3299040650652158, 0.48823407066028723, 0.5605549648970352, 0.6586220923686079]</text:p>
          </table:table-cell>
          <table:table-cell office:value-type="string" calcext:value-type="string">
            <text:p>[0.2625829561154684, 0.48407226394880126, 0.5566268096086285, 0.6551666529688265]</text:p>
          </table:table-cell>
          <table:table-cell office:value-type="string" calcext:value-type="string">
            <text:p>[0.24846269763503162, 0.4826364372192359, 0.5542894574644691, 0.6512716376403015]</text:p>
          </table:table-cell>
          <table:table-cell office:value-type="string" calcext:value-type="string">
            <text:p>[0.25864188906323665, 0.4914913748759258, 0.5588427524180652, 0.656962457312652]</text:p>
          </table:table-cell>
          <table:table-cell office:value-type="string" calcext:value-type="string">
            <text:p>[0.2611375676465593, 0.48373817981739387, 0.5570782344190545, 0.6537832837856359]</text:p>
          </table:table-cell>
          <table:table-cell office:value-type="string" calcext:value-type="string">
            <text:p>[0.2594258313857453, 0.4894628078966483, 0.5573749777303187, 0.6565530506314521]</text:p>
          </table:table-cell>
          <table:table-cell office:value-type="string" calcext:value-type="string">
            <text:p>[0.26276634258393977, 0.48505498321426826, 0.5565551914630797, 0.6525637887948323]</text:p>
          </table:table-cell>
          <table:table-cell office:value-type="string" calcext:value-type="string">
            <text:p>[0.28743535719996166, 0.4867493778439448, 0.558404084145249, 0.6518814451238374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2594315779226656, 0.48690592162872187, 0.5568983943896556, 0.6529512134015382]</text:p>
          </table:table-cell>
          <table:table-cell office:value-type="string" calcext:value-type="string">
            <text:p>[0.30476908525494223, 0.49451206382476437, 0.5690571740829745, 0.6656770379956023]</text:p>
          </table:table-cell>
          <table:table-cell office:value-type="string" calcext:value-type="string">
            <text:p>[0.28977426131386, 0.48853362962015323, 0.5651325602256438, 0.6606344165788901]</text:p>
          </table:table-cell>
          <table:table-cell office:value-type="string" calcext:value-type="string">
            <text:p>[0.3304728423517042, 0.48970537050271096, 0.558391449359194, 0.6509536451147179]</text:p>
          </table:table-cell>
          <table:table-cell office:value-type="string" calcext:value-type="string">
            <text:p>[0.3228310290976991, 0.48705757447549647, 0.5604969520582079, 0.6605024154608634]</text:p>
          </table:table-cell>
          <table:table-cell office:value-type="string" calcext:value-type="string">
            <text:p>[0.2644995294281925, 0.48797941784549886, 0.561643578183622, 0.6581381292926061]</text:p>
          </table:table-cell>
          <table:table-cell office:value-type="string" calcext:value-type="string">
            <text:p>[0.3176857338605257, 0.49151024763854445, 0.5632146487297769, 0.6581646005715063]</text:p>
          </table:table-cell>
          <table:table-cell office:value-type="string" calcext:value-type="string">
            <text:p>[0.26154565417434167, 0.48645545162159565, 0.5614103176929289, 0.6628202432972294]</text:p>
          </table:table-cell>
          <table:table-cell office:value-type="string" calcext:value-type="string">
            <text:p>[0.3032774540806089, 0.4900044686272259, 0.5607019694849835, 0.653722361013538]</text:p>
          </table:table-cell>
          <table:table-cell office:value-type="string" calcext:value-type="string">
            <text:p>[0.26106788019326266, 0.49090464369236153, 0.5630820731569038, 0.6646180317647234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28913802834707514, 0.4894690214369747, 0.5746012112500978, 0.6774131893874987]</text:p>
          </table:table-cell>
          <table:table-cell office:value-type="string" calcext:value-type="string">
            <text:p>[0.26129029937578485, 0.49029221141900436, 0.5574234677525823, 0.6577382876072573]</text:p>
          </table:table-cell>
          <table:table-cell office:value-type="string" calcext:value-type="string">
            <text:p>[0.2658040183187634, 0.48364108671494616, 0.5549071813570963, 0.6496896364659427]</text:p>
          </table:table-cell>
          <table:table-cell office:value-type="string" calcext:value-type="string">
            <text:p>[0.31700522882490223, 0.4901723860573135, 0.5615348785864216, 0.6566371543659801]</text:p>
          </table:table-cell>
          <table:table-cell office:value-type="string" calcext:value-type="string">
            <text:p>[0.33762600815416133, 0.4902989787259269, 0.5608417052773542, 0.6570425526224858]</text:p>
          </table:table-cell>
          <table:table-cell office:value-type="string" calcext:value-type="string">
            <text:p>[0.2524937674550141, 0.4861497603196568, 0.5590071378360478, 0.6537131703072268]</text:p>
          </table:table-cell>
          <table:table-cell office:value-type="string" calcext:value-type="string">
            <text:p>[0.2567539281891763, 0.48696598755626264, 0.5598321962769914, 0.6559022085423721]</text:p>
          </table:table-cell>
          <table:table-cell office:value-type="string" calcext:value-type="string">
            <text:p>[0.3011247805709757, 0.48733349353672434, 0.5633134083000445, 0.6581402407200201]</text:p>
          </table:table-cell>
          <table:table-cell office:value-type="string" calcext:value-type="string">
            <text:p>[0.29310250802246823, 0.4891357686084259, 0.5649294032845573, 0.6616968534623522]</text:p>
          </table:table-cell>
          <table:table-cell office:value-type="string" calcext:value-type="string">
            <text:p>[0.26201695630579486, 0.4912664014692204, 0.5671714532257952, 0.672201383357103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313048889310752, 0.4944294114600052, 0.5667558601405184, 0.6689963028139984]</text:p>
          </table:table-cell>
          <table:table-cell office:value-type="string" calcext:value-type="string">
            <text:p>[0.3154126777760485, 0.4953981169344052, 0.5667301652973935, 0.6650082068142342]</text:p>
          </table:table-cell>
          <table:table-cell office:value-type="string" calcext:value-type="string">
            <text:p>[0.3066784463797348, 0.4874356010082443, 0.5625219622396197, 0.6672703609815106]</text:p>
          </table:table-cell>
          <table:table-cell office:value-type="string" calcext:value-type="string">
            <text:p>[0.26192902971158755, 0.4939958159832948, 0.5766488571328344, 0.687646359686579]</text:p>
          </table:table-cell>
          <table:table-cell office:value-type="string" calcext:value-type="string">
            <text:p>[0.3047842604402816, 0.4954715905080776, 0.5709894202983021, 0.6764289187767651]</text:p>
          </table:table-cell>
          <table:table-cell office:value-type="string" calcext:value-type="string">
            <text:p>[0.26509067352938454, 0.492512898786938, 0.5766221116373216, 0.6828270840110615]</text:p>
          </table:table-cell>
          <table:table-cell office:value-type="string" calcext:value-type="string">
            <text:p>[0.26000449264475484, 0.48590319963242146, 0.5650606072401355, 0.6761894234979527]</text:p>
          </table:table-cell>
          <table:table-cell office:value-type="string" calcext:value-type="string">
            <text:p>[0.2986448398422634, 0.4932621827884244, 0.5624535491154753, 0.6594878324648923]</text:p>
          </table:table-cell>
          <table:table-cell office:value-type="string" calcext:value-type="string">
            <text:p>[0.2880569693349583, 0.4856759163485781, 0.5559588359199188, 0.6508736850111452]</text:p>
          </table:table-cell>
          <table:table-cell office:value-type="string" calcext:value-type="string">
            <text:p>[0.3258577448270457, 0.4894430261944567, 0.5623367651224658, 0.6600526381499567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030981445752668, 0.4892559399950726, 0.5595663220712203, 0.6629807986828045]</text:p>
          </table:table-cell>
          <table:table-cell office:value-type="string" calcext:value-type="string">
            <text:p>[0.2751698033543263, 0.486472936677503, 0.5638461165822556, 0.66551482856622]</text:p>
          </table:table-cell>
          <table:table-cell office:value-type="string" calcext:value-type="string">
            <text:p>[0.2876022516389485, 0.4912401987249371, 0.5667248333559632, 0.6655294484114623]</text:p>
          </table:table-cell>
          <table:table-cell office:value-type="string" calcext:value-type="string">
            <text:p>[0.28792921907495966, 0.48897472937595354, 0.5592897282451742, 0.6638933432967519]</text:p>
          </table:table-cell>
          <table:table-cell office:value-type="string" calcext:value-type="string">
            <text:p>[0.30622735097166004, 0.48771976289561725, 0.573943100036167, 0.6869743115691014]</text:p>
          </table:table-cell>
          <table:table-cell office:value-type="string" calcext:value-type="string">
            <text:p>[0.34005403952621605, 0.5007363554986807, 0.5760276479387212, 0.6759812769806073]</text:p>
          </table:table-cell>
          <table:table-cell office:value-type="string" calcext:value-type="string">
            <text:p>[0.3289987614879745, 0.48837745132401533, 0.5559386143527285, 0.6528514758987489]</text:p>
          </table:table-cell>
          <table:table-cell office:value-type="string" calcext:value-type="string">
            <text:p>[0.3096456960608631, 0.49576134443778713, 0.5685802619543245, 0.6711301744446047]</text:p>
          </table:table-cell>
          <table:table-cell office:value-type="string" calcext:value-type="string">
            <text:p>[0.32433797106434803, 0.4866543747559387, 0.5574900106296711, 0.6540545677612221]</text:p>
          </table:table-cell>
          <table:table-cell office:value-type="string" calcext:value-type="string">
            <text:p>[0.3629372743500307, 0.4940326647578581, 0.5769487687785992, 0.6785551795770702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0405315726522386, 0.49221796612551116, 0.5707529485266444, 0.6741242042411263]</text:p>
          </table:table-cell>
          <table:table-cell office:value-type="string" calcext:value-type="string">
            <text:p>[0.3064781054809018, 0.48729161225186307, 0.5556552703936383, 0.6507350205006254]</text:p>
          </table:table-cell>
          <table:table-cell office:value-type="string" calcext:value-type="string">
            <text:p>[0.27918359654551134, 0.4878475693019234, 0.5627827923347292, 0.6716302587976524]</text:p>
          </table:table-cell>
          <table:table-cell office:value-type="string" calcext:value-type="string">
            <text:p>[0.3024982197681358, 0.49702740993468947, 0.5653415177321308, 0.6646861771183002]</text:p>
          </table:table-cell>
          <table:table-cell office:value-type="string" calcext:value-type="string">
            <text:p>[0.31933373933776416, 0.49333153063102947, 0.5717323963362969, 0.6691497068792845]</text:p>
          </table:table-cell>
          <table:table-cell office:value-type="string" calcext:value-type="string">
            <text:p>[0.26611712564982104, 0.4886551641700607, 0.5567838439572687, 0.657674846368598]</text:p>
          </table:table-cell>
          <table:table-cell office:value-type="string" calcext:value-type="string">
            <text:p>[0.266054190425716, 0.4927888077875544, 0.5788609875767742, 0.6959671570884864]</text:p>
          </table:table-cell>
          <table:table-cell office:value-type="string" calcext:value-type="string">
            <text:p>[0.378746102621848, 0.4943557008565204, 0.5640240374883869, 0.6639951121666081]</text:p>
          </table:table-cell>
          <table:table-cell office:value-type="string" calcext:value-type="string">
            <text:p>[0.31935497300282273, 0.49096879672432475, 0.5683927765360959, 0.6666508300462274]</text:p>
          </table:table-cell>
          <table:table-cell office:value-type="string" calcext:value-type="string">
            <text:p>[0.31791446190044653, 0.4884129085320322, 0.566851053597898, 0.6686439535364949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175069534662869, 0.4992241733535911, 0.5703191654634941, 0.6736834616501661]</text:p>
          </table:table-cell>
          <table:table-cell office:value-type="string" calcext:value-type="string">
            <text:p>[0.317006895260768, 0.48677347228430046, 0.5655650564070286, 0.6631174044434371]</text:p>
          </table:table-cell>
          <table:table-cell office:value-type="string" calcext:value-type="string">
            <text:p>[0.3131912865977929, 0.5017192153065613, 0.5893953232501814, 0.7067202972993333]</text:p>
          </table:table-cell>
          <table:table-cell office:value-type="string" calcext:value-type="string">
            <text:p>[0.31914578034665575, 0.4979464339870825, 0.5661013330012294, 0.6615910968143124]</text:p>
          </table:table-cell>
          <table:table-cell office:value-type="string" calcext:value-type="string">
            <text:p>[0.382817232324928, 0.4995468567397746, 0.5757085237445158, 0.6753974620425319]</text:p>
          </table:table-cell>
          <table:table-cell office:value-type="string" calcext:value-type="string">
            <text:p>[0.32571616330247155, 0.49801360551380924, 0.5684871833344748, 0.6609189023209431]</text:p>
          </table:table-cell>
          <table:table-cell office:value-type="string" calcext:value-type="string">
            <text:p>[0.29318908688808576, 0.4902089342815229, 0.564654975252568, 0.6682732500571378]</text:p>
          </table:table-cell>
          <table:table-cell office:value-type="string" calcext:value-type="string">
            <text:p>[0.307809363964021, 0.4944657808874088, 0.5654720363231602, 0.6629697048434461]</text:p>
          </table:table-cell>
          <table:table-cell office:value-type="string" calcext:value-type="string">
            <text:p>[0.3856765305512779, 0.5011916631747144, 0.5805002105037456, 0.6806742049167459]</text:p>
          </table:table-cell>
          <table:table-cell office:value-type="string" calcext:value-type="string">
            <text:p>[0.2879079270523679, 0.4993687910692479, 0.5796528402202678, 0.6775590031901295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27452042280626, 0.49124490753881295, 0.5697128997936778, 0.6729439820740152]</text:p>
          </table:table-cell>
          <table:table-cell office:value-type="string" calcext:value-type="string">
            <text:p>[0.3218002840010367, 0.4977756705204569, 0.5779196998285472, 0.6788598279935464]</text:p>
          </table:table-cell>
          <table:table-cell office:value-type="string" calcext:value-type="string">
            <text:p>[0.37109961127379765, 0.49799078245012945, 0.5705124094688089, 0.6650288090634542]</text:p>
          </table:table-cell>
          <table:table-cell office:value-type="string" calcext:value-type="string">
            <text:p>[0.2722128560155887, 0.49756131875021425, 0.5849532255813679, 0.7049520932507818]</text:p>
          </table:table-cell>
          <table:table-cell office:value-type="string" calcext:value-type="string">
            <text:p>[0.32038122037532546, 0.49305473130114025, 0.5728079573372512, 0.6714811649323813]</text:p>
          </table:table-cell>
          <table:table-cell office:value-type="string" calcext:value-type="string">
            <text:p>[0.30319035243487036, 0.4931382093271164, 0.5623181873462963, 0.6734343478336928]</text:p>
          </table:table-cell>
          <table:table-cell office:value-type="string" calcext:value-type="string">
            <text:p>[0.3528711965549186, 0.4961283827180009, 0.5705546719637262, 0.6669929218066681]</text:p>
          </table:table-cell>
          <table:table-cell office:value-type="string" calcext:value-type="string">
            <text:p>[0.38085063083413123, 0.50489128362477, 0.5794026294795454, 0.6713586502533752]</text:p>
          </table:table-cell>
          <table:table-cell office:value-type="string" calcext:value-type="string">
            <text:p>[0.4483702605671905, 0.504317190797325, 0.5724819432830605, 0.669433566254516]</text:p>
          </table:table-cell>
          <table:table-cell office:value-type="string" calcext:value-type="string">
            <text:p>[0.3676135426609632, 0.4906063799207506, 0.5603497988808614, 0.6653477354713104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27544117634519844, 0.4883307172897291, 0.5609315384571167, 0.655185642999031]</text:p>
          </table:table-cell>
          <table:table-cell office:value-type="string" calcext:value-type="string">
            <text:p>[0.32997067943909664, 0.5062504467532155, 0.5789120333595118, 0.6705745252124401]</text:p>
          </table:table-cell>
          <table:table-cell office:value-type="string" calcext:value-type="string">
            <text:p>[0.33323754790780946, 0.5007034908982376, 0.5777999976881398, 0.6768563253673201]</text:p>
          </table:table-cell>
          <table:table-cell office:value-type="string" calcext:value-type="string">
            <text:p>[0.41297420663153134, 0.5067762201073676, 0.5734744971601285, 0.6682368148581876]</text:p>
          </table:table-cell>
          <table:table-cell office:value-type="string" calcext:value-type="string">
            <text:p>[0.4253355356132051, 0.5020589884391756, 0.5647358475832368, 0.6607044175371171]</text:p>
          </table:table-cell>
          <table:table-cell office:value-type="string" calcext:value-type="string">
            <text:p>[0.3835253696271211, 0.500158527722086, 0.5762282862707891, 0.683737204244044]</text:p>
          </table:table-cell>
          <table:table-cell office:value-type="string" calcext:value-type="string">
            <text:p>[0.3422323599524789, 0.5045793962909382, 0.5727956256544967, 0.6686348438881207]</text:p>
          </table:table-cell>
          <table:table-cell office:value-type="string" calcext:value-type="string">
            <text:p>[0.32770826985400797, 0.4991940115333333, 0.5707952613618743, 0.6711208645607948]</text:p>
          </table:table-cell>
          <table:table-cell office:value-type="string" calcext:value-type="string">
            <text:p>[0.3090429857398655, 0.49576135140310174, 0.5653757609288832, 0.6607171598478531]</text:p>
          </table:table-cell>
          <table:table-cell office:value-type="string" calcext:value-type="string">
            <text:p>[0.33103029311672216, 0.48590520090747824, 0.5533139643558108, 0.6491656212383293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3123915172834203, 0.504527996362321, 0.5918046422312165, 0.7062582571714612]</text:p>
          </table:table-cell>
          <table:table-cell office:value-type="string" calcext:value-type="string">
            <text:p>[0.4832273056508949, 0.5120352849949439, 0.5815715189655973, 0.679042980257628]</text:p>
          </table:table-cell>
          <table:table-cell office:value-type="string" calcext:value-type="string">
            <text:p>[0.37642316442233076, 0.49530515058050856, 0.5670634874096753, 0.656917084258803]</text:p>
          </table:table-cell>
          <table:table-cell office:value-type="string" calcext:value-type="string">
            <text:p>[0.4486518700924141, 0.5103184447428627, 0.5788481733513341, 0.674285348617417]</text:p>
          </table:table-cell>
          <table:table-cell office:value-type="string" calcext:value-type="string">
            <text:p>[0.48259437150213963, 0.506683635574471, 0.5730222331964123, 0.6626870259902897]</text:p>
          </table:table-cell>
          <table:table-cell office:value-type="string" calcext:value-type="string">
            <text:p>[0.3717263695984069, 0.49148759795546854, 0.5689278309747583, 0.6681925069200653]</text:p>
          </table:table-cell>
          <table:table-cell office:value-type="string" calcext:value-type="string">
            <text:p>[0.308952248710563, 0.4974572867808853, 0.5773286893047369, 0.6794724653457743]</text:p>
          </table:table-cell>
          <table:table-cell office:value-type="string" calcext:value-type="string">
            <text:p>[0.33970676570188746, 0.4918128286480435, 0.5635965193032282, 0.6578537532799121]</text:p>
          </table:table-cell>
          <table:table-cell office:value-type="string" calcext:value-type="string">
            <text:p>[0.3638693176747136, 0.491041666154849, 0.5650864057894018, 0.6642366148896228]</text:p>
          </table:table-cell>
          <table:table-cell office:value-type="string" calcext:value-type="string">
            <text:p>[0.27238619100712885, 0.4938964703801008, 0.5668878040497152, 0.6603641582695893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46701914210078477, 0.5151833551140484, 0.5821717878157198, 0.6731097975938661]</text:p>
          </table:table-cell>
          <table:table-cell office:value-type="string" calcext:value-type="string">
            <text:p>[0.4797804263187789, 0.5036597173129652, 0.5696885135454492, 0.6646655773599213]</text:p>
          </table:table-cell>
          <table:table-cell office:value-type="string" calcext:value-type="string">
            <text:p>[0.44882531225567074, 0.5099369224495676, 0.5793919707253378, 0.6751908222660684]</text:p>
          </table:table-cell>
          <table:table-cell office:value-type="string" calcext:value-type="string">
            <text:p>[0.38215504236709935, 0.4955485451045275, 0.5644246224784387, 0.6602301593144069]</text:p>
          </table:table-cell>
          <table:table-cell office:value-type="string" calcext:value-type="string">
            <text:p>[0.45996930197391667, 0.497554938368903, 0.5614382644164813, 0.6637526343119796]</text:p>
          </table:table-cell>
          <table:table-cell office:value-type="string" calcext:value-type="string">
            <text:p>[0.473694415431022, 0.5239926033910696, 0.619070390354838, 0.7446712348500069]</text:p>
          </table:table-cell>
          <table:table-cell office:value-type="string" calcext:value-type="string">
            <text:p>[0.3400504514661941, 0.4956892190273161, 0.5756078613161881, 0.6863981187606217]</text:p>
          </table:table-cell>
          <table:table-cell office:value-type="string" calcext:value-type="string">
            <text:p>[0.405616663402126, 0.5265385324907269, 0.6188954000412331, 0.7358844664622732]</text:p>
          </table:table-cell>
          <table:table-cell office:value-type="string" calcext:value-type="string">
            <text:p>[0.3173270542154411, 0.5006996565376026, 0.5797059698414294, 0.6740691980562434]</text:p>
          </table:table-cell>
          <table:table-cell office:value-type="string" calcext:value-type="string">
            <text:p>[0.3951194929629435, 0.514211158867938, 0.5806518863869196, 0.6789649943978089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5032843740644978, 0.5130589139598748, 0.5789336878303905, 0.6682463202694645]</text:p>
          </table:table-cell>
          <table:table-cell office:value-type="string" calcext:value-type="string">
            <text:p>[0.3387385026450992, 0.49551637696563416, 0.5608484951192695, 0.6559530075054535]</text:p>
          </table:table-cell>
          <table:table-cell office:value-type="string" calcext:value-type="string">
            <text:p>[0.4846419481238807, 0.508600345790461, 0.5716778671630601, 0.6633229687459157]</text:p>
          </table:table-cell>
          <table:table-cell office:value-type="string" calcext:value-type="string">
            <text:p>[0.5302567671806107, 0.5123487622218972, 0.5727888756805345, 0.6650170410701414]</text:p>
          </table:table-cell>
          <table:table-cell office:value-type="string" calcext:value-type="string">
            <text:p>[0.33847046454758917, 0.4997144230599233, 0.5674686660936348, 0.6596805438081194]</text:p>
          </table:table-cell>
          <table:table-cell office:value-type="string" calcext:value-type="string">
            <text:p>[0.4551790493844593, 0.5032528551856437, 0.5707660935620753, 0.6646604035421307]</text:p>
          </table:table-cell>
          <table:table-cell office:value-type="string" calcext:value-type="string">
            <text:p>[0.459174771331963, 0.5225485394145977, 0.5983773653383555, 0.6986875976016522]</text:p>
          </table:table-cell>
          <table:table-cell office:value-type="string" calcext:value-type="string">
            <text:p>[0.4449707982283975, 0.5094726018515421, 0.5739609170955194, 0.6654141870089091]</text:p>
          </table:table-cell>
          <table:table-cell office:value-type="string" calcext:value-type="string">
            <text:p>[0.43305029813371393, 0.5097063220145452, 0.575948185637145, 0.6686397893212529]</text:p>
          </table:table-cell>
          <table:table-cell office:value-type="string" calcext:value-type="string">
            <text:p>[0.5032843740644978, 0.5130589139598748, 0.5789336878303905, 0.6682463202694645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49870590336168363, 0.5129501918307822, 0.5740811151158003, 0.6638816774997525]</text:p>
          </table:table-cell>
          <table:table-cell office:value-type="string" calcext:value-type="string">
            <text:p>[0.5247484470681517, 0.5168242231097677, 0.571597000915904, 0.6622115331274327]</text:p>
          </table:table-cell>
          <table:table-cell office:value-type="string" calcext:value-type="string">
            <text:p>[0.4911001140529152, 0.513292551712664, 0.5770852868975207, 0.6647199738641208]</text:p>
          </table:table-cell>
          <table:table-cell office:value-type="string" calcext:value-type="string">
            <text:p>[0.5221524029811166, 0.5161184783910567, 0.5801004944097511, 0.6688290737201641]</text:p>
          </table:table-cell>
          <table:table-cell office:value-type="string" calcext:value-type="string">
            <text:p>[0.5581642993317202, 0.5210781192647245, 0.570991114757497, 0.6600196651952175]</text:p>
          </table:table-cell>
          <table:table-cell office:value-type="string" calcext:value-type="string">
            <text:p>[0.5269371399950149, 0.5226289190470045, 0.5843274202288605, 0.6721762774301739]</text:p>
          </table:table-cell>
          <table:table-cell office:value-type="string" calcext:value-type="string">
            <text:p>[0.4397130035686841, 0.5111552968597931, 0.5742689969939696, 0.6640829049237204]</text:p>
          </table:table-cell>
          <table:table-cell office:value-type="string" calcext:value-type="string">
            <text:p>[0.5247484470681517, 0.5168242231097677, 0.571597000915904, 0.6622115331274327]</text:p>
          </table:table-cell>
          <table:table-cell office:value-type="string" calcext:value-type="string">
            <text:p>[0.40295717379657203, 0.5179877010453441, 0.5842292883044122, 0.6659804917477469]</text:p>
          </table:table-cell>
          <table:table-cell office:value-type="string" calcext:value-type="string">
            <text:p>[0.46158960585155895, 0.513745977956657, 0.581316853239014, 0.6683926426809269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ap04']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dh09']</text:p>
          </table:table-cell>
          <table:table-cell office:value-type="string" calcext:value-type="string">
            <text:p>['dh07']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ap04']</text:p>
          </table:table-cell>
          <table:table-cell office:value-type="string" calcext:value-type="string">
            <text:p>['ap06']</text:p>
          </table:table-cell>
          <table:table-cell office:value-type="string" calcext:value-type="string">
            <text:p>['dh06']</text:p>
          </table:table-cell>
          <table:table-cell office:value-type="string" calcext:value-type="string">
            <text:p>['dh07']</text:p>
          </table:table-cell>
          <table:table-cell office:value-type="string" calcext:value-type="string">
            <text:p>['ap03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dh04', 'dh06']</text:p>
          </table:table-cell>
          <table:table-cell office:value-type="string" calcext:value-type="string">
            <text:p>['dh01', 'dh10']</text:p>
          </table:table-cell>
          <table:table-cell office:value-type="string" calcext:value-type="string">
            <text:p>['ap03', 'ap07']</text:p>
          </table:table-cell>
          <table:table-cell office:value-type="string" calcext:value-type="string">
            <text:p>['ap07', 'dh02']</text:p>
          </table:table-cell>
          <table:table-cell office:value-type="string" calcext:value-type="string">
            <text:p>['ap04', 'dh08']</text:p>
          </table:table-cell>
          <table:table-cell office:value-type="string" calcext:value-type="string">
            <text:p>['dh04', 'dh10']</text:p>
          </table:table-cell>
          <table:table-cell office:value-type="string" calcext:value-type="string">
            <text:p>['ap03', 'dh02']</text:p>
          </table:table-cell>
          <table:table-cell office:value-type="string" calcext:value-type="string">
            <text:p>['dh03', 'dh08']</text:p>
          </table:table-cell>
          <table:table-cell office:value-type="string" calcext:value-type="string">
            <text:p>['dh07', 'dh11']</text:p>
          </table:table-cell>
          <table:table-cell office:value-type="string" calcext:value-type="string">
            <text:p>['ap03', 'dh01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ap03', 'dh03', 'dh04']</text:p>
          </table:table-cell>
          <table:table-cell office:value-type="string" calcext:value-type="string">
            <text:p>['ap07', 'dh04', 'dh08']</text:p>
          </table:table-cell>
          <table:table-cell office:value-type="string" calcext:value-type="string">
            <text:p>['ap06', 'dh06', 'dh07']</text:p>
          </table:table-cell>
          <table:table-cell office:value-type="string" calcext:value-type="string">
            <text:p>['ap01', 'ap03', 'dh07']</text:p>
          </table:table-cell>
          <table:table-cell office:value-type="string" calcext:value-type="string">
            <text:p>['ap01', 'ap07', 'dh04']</text:p>
          </table:table-cell>
          <table:table-cell office:value-type="string" calcext:value-type="string">
            <text:p>['dh03', 'dh08', 'dh11']</text:p>
          </table:table-cell>
          <table:table-cell office:value-type="string" calcext:value-type="string">
            <text:p>['ap01', 'dh05', 'dh10']</text:p>
          </table:table-cell>
          <table:table-cell office:value-type="string" calcext:value-type="string">
            <text:p>['ap04', 'dh02', 'dh11']</text:p>
          </table:table-cell>
          <table:table-cell office:value-type="string" calcext:value-type="string">
            <text:p>['ap03', 'dh02', 'dh08']</text:p>
          </table:table-cell>
          <table:table-cell office:value-type="string" calcext:value-type="string">
            <text:p>['ap01', 'dh04', 'dh11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4', 'ap07', 'dh09', 'dh11']</text:p>
          </table:table-cell>
          <table:table-cell office:value-type="string" calcext:value-type="string">
            <text:p>['ap01', 'ap07', 'dh03', 'dh07']</text:p>
          </table:table-cell>
          <table:table-cell office:value-type="string" calcext:value-type="string">
            <text:p>['ap04', 'ap07', 'dh04', 'dh10']</text:p>
          </table:table-cell>
          <table:table-cell office:value-type="string" calcext:value-type="string">
            <text:p>['ap05', 'dh01', 'dh02', 'dh04']</text:p>
          </table:table-cell>
          <table:table-cell office:value-type="string" calcext:value-type="string">
            <text:p>['dh06', 'dh07', 'dh08', 'dh10']</text:p>
          </table:table-cell>
          <table:table-cell office:value-type="string" calcext:value-type="string">
            <text:p>['ap03', 'ap06', 'dh09', 'dh10']</text:p>
          </table:table-cell>
          <table:table-cell office:value-type="string" calcext:value-type="string">
            <text:p>['dh01', 'dh02', 'dh07', 'dh11']</text:p>
          </table:table-cell>
          <table:table-cell office:value-type="string" calcext:value-type="string">
            <text:p>['ap03', 'ap06', 'dh02', 'dh04']</text:p>
          </table:table-cell>
          <table:table-cell office:value-type="string" calcext:value-type="string">
            <text:p>['ap05', 'dh02', 'dh03', 'dh10']</text:p>
          </table:table-cell>
          <table:table-cell office:value-type="string" calcext:value-type="string">
            <text:p>['ap01', 'ap03', 'ap04', 'dh03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3', 'dh01', 'dh04', 'dh08', 'dh09']</text:p>
          </table:table-cell>
          <table:table-cell office:value-type="string" calcext:value-type="string">
            <text:p>['ap06', 'ap07', 'dh02', 'dh07', 'dh10']</text:p>
          </table:table-cell>
          <table:table-cell office:value-type="string" calcext:value-type="string">
            <text:p>['ap01', 'ap04', 'dh03', 'dh04', 'dh06']</text:p>
          </table:table-cell>
          <table:table-cell office:value-type="string" calcext:value-type="string">
            <text:p>['ap04', 'ap07', 'dh03', 'dh05', 'dh10']</text:p>
          </table:table-cell>
          <table:table-cell office:value-type="string" calcext:value-type="string">
            <text:p>['ap01', 'ap04', 'ap06', 'dh02', 'dh08']</text:p>
          </table:table-cell>
          <table:table-cell office:value-type="string" calcext:value-type="string">
            <text:p>['ap05', 'dh02', 'dh03', 'dh05', 'dh10']</text:p>
          </table:table-cell>
          <table:table-cell office:value-type="string" calcext:value-type="string">
            <text:p>['ap03', 'ap04', 'ap06', 'dh02', 'dh06']</text:p>
          </table:table-cell>
          <table:table-cell office:value-type="string" calcext:value-type="string">
            <text:p>['ap05', 'dh01', 'dh03', 'dh05', 'dh11']</text:p>
          </table:table-cell>
          <table:table-cell office:value-type="string" calcext:value-type="string">
            <text:p>['ap01', 'ap07', 'dh04', 'dh09', 'dh10']</text:p>
          </table:table-cell>
          <table:table-cell office:value-type="string" calcext:value-type="string">
            <text:p>['ap06', 'dh02', 'dh04', 'dh05', 'dh08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4', 'dh01', 'dh03', 'dh04', 'dh05', 'dh06']</text:p>
          </table:table-cell>
          <table:table-cell office:value-type="string" calcext:value-type="string">
            <text:p>['ap05', 'ap06', 'dh03', 'dh06', 'dh09', 'dh10']</text:p>
          </table:table-cell>
          <table:table-cell office:value-type="string" calcext:value-type="string">
            <text:p>['ap01', 'ap03', 'ap05', 'dh02', 'dh09', 'dh10']</text:p>
          </table:table-cell>
          <table:table-cell office:value-type="string" calcext:value-type="string">
            <text:p>['ap03', 'ap04', 'ap06', 'dh06', 'dh07', 'dh09']</text:p>
          </table:table-cell>
          <table:table-cell office:value-type="string" calcext:value-type="string">
            <text:p>['ap03', 'ap04', 'ap07', 'dh01', 'dh07', 'dh11']</text:p>
          </table:table-cell>
          <table:table-cell office:value-type="string" calcext:value-type="string">
            <text:p>['ap01', 'ap05', 'dh01', 'dh03', 'dh04', 'dh09']</text:p>
          </table:table-cell>
          <table:table-cell office:value-type="string" calcext:value-type="string">
            <text:p>['dh01', 'dh03', 'dh05', 'dh06', 'dh08', 'dh10']</text:p>
          </table:table-cell>
          <table:table-cell office:value-type="string" calcext:value-type="string">
            <text:p>['ap04', 'ap05', 'dh01', 'dh02', 'dh03', 'dh06']</text:p>
          </table:table-cell>
          <table:table-cell office:value-type="string" calcext:value-type="string">
            <text:p>['ap04', 'dh01', 'dh02', 'dh05', 'dh08', 'dh10']</text:p>
          </table:table-cell>
          <table:table-cell office:value-type="string" calcext:value-type="string">
            <text:p>['ap03', 'ap06', 'dh04', 'dh06', 'dh07', 'dh09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1', 'ap03', 'ap06', 'ap07', 'dh04', 'dh08', 'dh10']</text:p>
          </table:table-cell>
          <table:table-cell office:value-type="string" calcext:value-type="string">
            <text:p>['ap03', 'ap07', 'dh01', 'dh02', 'dh04', 'dh05', 'dh11']</text:p>
          </table:table-cell>
          <table:table-cell office:value-type="string" calcext:value-type="string">
            <text:p>['ap05', 'ap07', 'dh04', 'dh06', 'dh07', 'dh10', 'dh11']</text:p>
          </table:table-cell>
          <table:table-cell office:value-type="string" calcext:value-type="string">
            <text:p>['ap03', 'dh01', 'dh04', 'dh07', 'dh09', 'dh10', 'dh11']</text:p>
          </table:table-cell>
          <table:table-cell office:value-type="string" calcext:value-type="string">
            <text:p>['ap03', 'ap06', 'ap07', 'dh01', 'dh07', 'dh09', 'dh11']</text:p>
          </table:table-cell>
          <table:table-cell office:value-type="string" calcext:value-type="string">
            <text:p>['ap01', 'ap06', 'dh01', 'dh04', 'dh05', 'dh06', 'dh10']</text:p>
          </table:table-cell>
          <table:table-cell office:value-type="string" calcext:value-type="string">
            <text:p>['ap06', 'dh03', 'dh04', 'dh06', 'dh07', 'dh08', 'dh11']</text:p>
          </table:table-cell>
          <table:table-cell office:value-type="string" calcext:value-type="string">
            <text:p>['ap01', 'ap05', 'ap06', 'ap07', 'dh02', 'dh03', 'dh11']</text:p>
          </table:table-cell>
          <table:table-cell office:value-type="string" calcext:value-type="string">
            <text:p>['ap01', 'ap03', 'ap04', 'dh03', 'dh04', 'dh09', 'dh11']</text:p>
          </table:table-cell>
          <table:table-cell office:value-type="string" calcext:value-type="string">
            <text:p>['ap03', 'ap04', 'ap06', 'dh02', 'dh03', 'dh08', 'dh09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6', 'ap07', 'dh03', 'dh05', 'dh06', 'dh09', 'dh10', 'dh11']</text:p>
          </table:table-cell>
          <table:table-cell office:value-type="string" calcext:value-type="string">
            <text:p>['ap03', 'ap05', 'dh01', 'dh02', 'dh05', 'dh07', 'dh09', 'dh11']</text:p>
          </table:table-cell>
          <table:table-cell office:value-type="string" calcext:value-type="string">
            <text:p>['ap03', 'ap05', 'dh01', 'dh02', 'dh03', 'dh05', 'dh07', 'dh08']</text:p>
          </table:table-cell>
          <table:table-cell office:value-type="string" calcext:value-type="string">
            <text:p>['ap03', 'ap05', 'ap06', 'dh02', 'dh06', 'dh09', 'dh10', 'dh11']</text:p>
          </table:table-cell>
          <table:table-cell office:value-type="string" calcext:value-type="string">
            <text:p>['ap01', 'ap04', 'ap05', 'dh02', 'dh04', 'dh07', 'dh08', 'dh11']</text:p>
          </table:table-cell>
          <table:table-cell office:value-type="string" calcext:value-type="string">
            <text:p>['ap01', 'ap04', 'ap07', 'dh02', 'dh05', 'dh08', 'dh10', 'dh11']</text:p>
          </table:table-cell>
          <table:table-cell office:value-type="string" calcext:value-type="string">
            <text:p>['ap01', 'ap04', 'ap05', 'ap07', 'dh02', 'dh08', 'dh09', 'dh10']</text:p>
          </table:table-cell>
          <table:table-cell office:value-type="string" calcext:value-type="string">
            <text:p>['ap05', 'ap06', 'ap07', 'dh03', 'dh04', 'dh06', 'dh07', 'dh10']</text:p>
          </table:table-cell>
          <table:table-cell office:value-type="string" calcext:value-type="string">
            <text:p>['ap03', 'ap04', 'ap05', 'dh01', 'dh02', 'dh03', 'dh09', 'dh10']</text:p>
          </table:table-cell>
          <table:table-cell office:value-type="string" calcext:value-type="string">
            <text:p>['ap03', 'ap04', 'ap05', 'ap07', 'dh04', 'dh05', 'dh06', 'dh10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1', 'ap05', 'ap07', 'dh01', 'dh02', 'dh06', 'dh08', 'dh10', 'dh11']</text:p>
          </table:table-cell>
          <table:table-cell office:value-type="string" calcext:value-type="string">
            <text:p>['ap01', 'ap03', 'ap05', 'ap07', 'dh02', 'dh03', 'dh04', 'dh09', 'dh11']</text:p>
          </table:table-cell>
          <table:table-cell office:value-type="string" calcext:value-type="string">
            <text:p>['ap03', 'ap05', 'dh02', 'dh03', 'dh04', 'dh05', 'dh06', 'dh08', 'dh09']</text:p>
          </table:table-cell>
          <table:table-cell office:value-type="string" calcext:value-type="string">
            <text:p>['ap01', 'ap05', 'ap06', 'ap07', 'dh01', 'dh08', 'dh09', 'dh10', 'dh11']</text:p>
          </table:table-cell>
          <table:table-cell office:value-type="string" calcext:value-type="string">
            <text:p>['ap03', 'ap07', 'dh01', 'dh03', 'dh04', 'dh05', 'dh06', 'dh07', 'dh11']</text:p>
          </table:table-cell>
          <table:table-cell office:value-type="string" calcext:value-type="string">
            <text:p>['ap01', 'ap05', 'ap06', 'dh01', 'dh02', 'dh04', 'dh08', 'dh09', 'dh10']</text:p>
          </table:table-cell>
          <table:table-cell office:value-type="string" calcext:value-type="string">
            <text:p>['ap06', 'dh02', 'dh03', 'dh04', 'dh05', 'dh06', 'dh08', 'dh10', 'dh11']</text:p>
          </table:table-cell>
          <table:table-cell office:value-type="string" calcext:value-type="string">
            <text:p>['ap01', 'ap03', 'ap04', 'ap06', 'ap07', 'dh03', 'dh04', 'dh06', 'dh11']</text:p>
          </table:table-cell>
          <table:table-cell office:value-type="string" calcext:value-type="string">
            <text:p>['ap03', 'ap04', 'ap06', 'dh01', 'dh03', 'dh04', 'dh06', 'dh07', 'dh11']</text:p>
          </table:table-cell>
          <table:table-cell office:value-type="string" calcext:value-type="string">
            <text:p>['ap01', 'ap04', 'ap06', 'dh01', 'dh05', 'dh06', 'dh07', 'dh09', 'dh11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1', 'ap06', 'ap07', 'dh01', 'dh02', 'dh05', 'dh06', 'dh08', 'dh09', 'dh11']</text:p>
          </table:table-cell>
          <table:table-cell office:value-type="string" calcext:value-type="string">
            <text:p>['ap04', 'ap06', 'dh03', 'dh04', 'dh05', 'dh06', 'dh07', 'dh09', 'dh10', 'dh11']</text:p>
          </table:table-cell>
          <table:table-cell office:value-type="string" calcext:value-type="string">
            <text:p>['ap01', 'ap03', 'ap05', 'ap07', 'dh03', 'dh04', 'dh07', 'dh08', 'dh09', 'dh10']</text:p>
          </table:table-cell>
          <table:table-cell office:value-type="string" calcext:value-type="string">
            <text:p>['ap03', 'ap05', 'ap06', 'ap07', 'dh02', 'dh03', 'dh04', 'dh08', 'dh09', 'dh10']</text:p>
          </table:table-cell>
          <table:table-cell office:value-type="string" calcext:value-type="string">
            <text:p>['ap03', 'ap04', 'ap06', 'ap07', 'dh02', 'dh03', 'dh04', 'dh06', 'dh07', 'dh08']</text:p>
          </table:table-cell>
          <table:table-cell office:value-type="string" calcext:value-type="string">
            <text:p>['ap03', 'ap07', 'dh01', 'dh02', 'dh03', 'dh04', 'dh06', 'dh07', 'dh09', 'dh10']</text:p>
          </table:table-cell>
          <table:table-cell office:value-type="string" calcext:value-type="string">
            <text:p>['ap01', 'ap04', 'dh01', 'dh02', 'dh04', 'dh05', 'dh06', 'dh08', 'dh09', 'dh11']</text:p>
          </table:table-cell>
          <table:table-cell office:value-type="string" calcext:value-type="string">
            <text:p>['ap05', 'ap06', 'ap07', 'dh01', 'dh02', 'dh03', 'dh04', 'dh06', 'dh07', 'dh11']</text:p>
          </table:table-cell>
          <table:table-cell office:value-type="string" calcext:value-type="string">
            <text:p>['ap03', 'ap04', 'ap06', 'ap07', 'dh03', 'dh04', 'dh05', 'dh06', 'dh07', 'dh09']</text:p>
          </table:table-cell>
          <table:table-cell office:value-type="string" calcext:value-type="string">
            <text:p>['ap01', 'ap03', 'ap05', 'dh02', 'dh03', 'dh05', 'dh06', 'dh07', 'dh08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1', 'ap03', 'ap06', 'dh01', 'dh02', 'dh03', 'dh05', 'dh07', 'dh09', 'dh10', 'dh11']</text:p>
          </table:table-cell>
          <table:table-cell office:value-type="string" calcext:value-type="string">
            <text:p>['ap01', 'ap04', 'ap06', 'dh01', 'dh02', 'dh05', 'dh06', 'dh07', 'dh08', 'dh09', 'dh11']</text:p>
          </table:table-cell>
          <table:table-cell office:value-type="string" calcext:value-type="string">
            <text:p>['ap01', 'ap04', 'ap06', 'ap07', 'dh01', 'dh03', 'dh04', 'dh06', 'dh08', 'dh09', 'dh10']</text:p>
          </table:table-cell>
          <table:table-cell office:value-type="string" calcext:value-type="string">
            <text:p>['ap01', 'ap05', 'ap06', 'dh01', 'dh04', 'dh05', 'dh07', 'dh08', 'dh09', 'dh10', 'dh11']</text:p>
          </table:table-cell>
          <table:table-cell office:value-type="string" calcext:value-type="string">
            <text:p>['ap03', 'ap04', 'ap06', 'dh01', 'dh02', 'dh03', 'dh06', 'dh07', 'dh09', 'dh10', 'dh11']</text:p>
          </table:table-cell>
          <table:table-cell office:value-type="string" calcext:value-type="string">
            <text:p>['ap01', 'ap05', 'ap06', 'ap07', 'dh01', 'dh02', 'dh04', 'dh06', 'dh08', 'dh09', 'dh11']</text:p>
          </table:table-cell>
          <table:table-cell office:value-type="string" calcext:value-type="string">
            <text:p>['ap03', 'ap04', 'ap05', 'ap06', 'dh01', 'dh02', 'dh03', 'dh04', 'dh05', 'dh07', 'dh09']</text:p>
          </table:table-cell>
          <table:table-cell office:value-type="string" calcext:value-type="string">
            <text:p>['ap03', 'ap04', 'ap06', 'ap07', 'dh01', 'dh02', 'dh03', 'dh04', 'dh05', 'dh09', 'dh10']</text:p>
          </table:table-cell>
          <table:table-cell office:value-type="string" calcext:value-type="string">
            <text:p>['ap03', 'ap04', 'ap05', 'ap06', 'ap07', 'dh01', 'dh02', 'dh03', 'dh07', 'dh10', 'dh11']</text:p>
          </table:table-cell>
          <table:table-cell office:value-type="string" calcext:value-type="string">
            <text:p>['ap01', 'ap03', 'ap04', 'ap05', 'ap06', 'dh01', 'dh02', 'dh06', 'dh08', 'dh09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3', 'ap05', 'dh01', 'dh02', 'dh03', 'dh04', 'dh06', 'dh07', 'dh08', 'dh09', 'dh11']</text:p>
          </table:table-cell>
          <table:table-cell office:value-type="string" calcext:value-type="string">
            <text:p>['ap01', 'ap05', 'ap06', 'ap07', 'dh02', 'dh03', 'dh04', 'dh05', 'dh08', 'dh09', 'dh10', 'dh11']</text:p>
          </table:table-cell>
          <table:table-cell office:value-type="string" calcext:value-type="string">
            <text:p>['ap03', 'ap05', 'ap06', 'ap07', 'dh01', 'dh02', 'dh03', 'dh05', 'dh07', 'dh08', 'dh09', 'dh11']</text:p>
          </table:table-cell>
          <table:table-cell office:value-type="string" calcext:value-type="string">
            <text:p>['ap04', 'ap05', 'ap06', 'ap07', 'dh01', 'dh02', 'dh03', 'dh04', 'dh05', 'dh06', 'dh08', 'dh10']</text:p>
          </table:table-cell>
          <table:table-cell office:value-type="string" calcext:value-type="string">
            <text:p>['ap01', 'ap04', 'ap05', 'ap06', 'ap07', 'dh01', 'dh02', 'dh05', 'dh06', 'dh08', 'dh09', 'dh11']</text:p>
          </table:table-cell>
          <table:table-cell office:value-type="string" calcext:value-type="string">
            <text:p>['ap01', 'ap03', 'ap04', 'ap06', 'ap07', 'dh02', 'dh04', 'dh05', 'dh07', 'dh09', 'dh10', 'dh11']</text:p>
          </table:table-cell>
          <table:table-cell office:value-type="string" calcext:value-type="string">
            <text:p>['ap01', 'ap03', 'ap05', 'ap06', 'ap07', 'dh01', 'dh02', 'dh03', 'dh04', 'dh05', 'dh06', 'dh11']</text:p>
          </table:table-cell>
          <table:table-cell office:value-type="string" calcext:value-type="string">
            <text:p>['ap03', 'ap05', 'ap06', 'ap07', 'dh01', 'dh02', 'dh04', 'dh07', 'dh08', 'dh09', 'dh10', 'dh11']</text:p>
          </table:table-cell>
          <table:table-cell office:value-type="string" calcext:value-type="string">
            <text:p>['ap01', 'ap03', 'ap05', 'ap06', 'ap07', 'dh01', 'dh02', 'dh03', 'dh06', 'dh07', 'dh09', 'dh10']</text:p>
          </table:table-cell>
          <table:table-cell office:value-type="string" calcext:value-type="string">
            <text:p>['ap01', 'ap03', 'ap04', 'ap05', 'dh02', 'dh03', 'dh04', 'dh05', 'dh06', 'dh08', 'dh09', 'dh10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3', 'ap05', 'ap07', 'dh01', 'dh02', 'dh03', 'dh04', 'dh07', 'dh08', 'dh09', 'dh10', 'dh11']</text:p>
          </table:table-cell>
          <table:table-cell office:value-type="string" calcext:value-type="string">
            <text:p>['ap01', 'ap03', 'ap04', 'ap05', 'ap06', 'ap07', 'dh01', 'dh05', 'dh06', 'dh07', 'dh08', 'dh10', 'dh11']</text:p>
          </table:table-cell>
          <table:table-cell office:value-type="string" calcext:value-type="string">
            <text:p>['ap01', 'ap03', 'ap04', 'ap05', 'ap07', 'dh01', 'dh02', 'dh03', 'dh04', 'dh05', 'dh06', 'dh07', 'dh09']</text:p>
          </table:table-cell>
          <table:table-cell office:value-type="string" calcext:value-type="string">
            <text:p>['ap03', 'ap04', 'ap05', 'ap06', 'ap07', 'dh02', 'dh03', 'dh04', 'dh05', 'dh06', 'dh08', 'dh09', 'dh10']</text:p>
          </table:table-cell>
          <table:table-cell office:value-type="string" calcext:value-type="string">
            <text:p>['ap01', 'ap03', 'ap04', 'ap05', 'ap06', 'ap07', 'dh01', 'dh02', 'dh03', 'dh04', 'dh05', 'dh06', 'dh10']</text:p>
          </table:table-cell>
          <table:table-cell office:value-type="string" calcext:value-type="string">
            <text:p>['ap01', 'ap03', 'ap04', 'ap05', 'ap07', 'dh02', 'dh03', 'dh04', 'dh05', 'dh07', 'dh08', 'dh09', 'dh11']</text:p>
          </table:table-cell>
          <table:table-cell office:value-type="string" calcext:value-type="string">
            <text:p>['ap01', 'ap05', 'ap06', 'ap07', 'dh03', 'dh04', 'dh05', 'dh06', 'dh07', 'dh08', 'dh09', 'dh10', 'dh11']</text:p>
          </table:table-cell>
          <table:table-cell office:value-type="string" calcext:value-type="string">
            <text:p>['ap01', 'ap04', 'ap05', 'ap07', 'dh01', 'dh04', 'dh05', 'dh06', 'dh07', 'dh08', 'dh09', 'dh10', 'dh11']</text:p>
          </table:table-cell>
          <table:table-cell office:value-type="string" calcext:value-type="string">
            <text:p>['ap01', 'ap03', 'ap04', 'ap07', 'dh02', 'dh03', 'dh04', 'dh05', 'dh07', 'dh08', 'dh09', 'dh10', 'dh11']</text:p>
          </table:table-cell>
          <table:table-cell office:value-type="string" calcext:value-type="string">
            <text:p>['ap01', 'ap03', 'ap05', 'ap06', 'dh01', 'dh02', 'dh03', 'dh04', 'dh06', 'dh07', 'dh08', 'dh09', 'dh10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3', 'ap04', 'ap05', 'ap06', 'ap07', 'dh02', 'dh03', 'dh05', 'dh06', 'dh07', 'dh08', 'dh09', 'dh10', 'dh11']</text:p>
          </table:table-cell>
          <table:table-cell office:value-type="string" calcext:value-type="string">
            <text:p>['ap01', 'ap03', 'ap04', 'ap05', 'ap06', 'ap07', 'dh02', 'dh04', 'dh05', 'dh06', 'dh07', 'dh08', 'dh09', 'dh11']</text:p>
          </table:table-cell>
          <table:table-cell office:value-type="string" calcext:value-type="string">
            <text:p>['ap03', 'ap04', 'ap05', 'ap06', 'ap07', 'dh01', 'dh02', 'dh03', 'dh04', 'dh05', 'dh06', 'dh08', 'dh09', 'dh10']</text:p>
          </table:table-cell>
          <table:table-cell office:value-type="string" calcext:value-type="string">
            <text:p>['ap01', 'ap03', 'ap04', 'ap05', 'ap06', 'dh01', 'dh02', 'dh03', 'dh05', 'dh06', 'dh07', 'dh08', 'dh10', 'dh11']</text:p>
          </table:table-cell>
          <table:table-cell office:value-type="string" calcext:value-type="string">
            <text:p>['ap01', 'ap03', 'ap04', 'ap05', 'ap06', 'ap07', 'dh03', 'dh04', 'dh05', 'dh06', 'dh07', 'dh08', 'dh09', 'dh10']</text:p>
          </table:table-cell>
          <table:table-cell office:value-type="string" calcext:value-type="string">
            <text:p>['ap01', 'ap03', 'ap04', 'ap05', 'ap06', 'ap07', 'dh01', 'dh03', 'dh04', 'dh07', 'dh08', 'dh09', 'dh10', 'dh11']</text:p>
          </table:table-cell>
          <table:table-cell office:value-type="string" calcext:value-type="string">
            <text:p>['ap01', 'ap03', 'ap06', 'ap07', 'dh01', 'dh02', 'dh03', 'dh04', 'dh05', 'dh06', 'dh07', 'dh08', 'dh10', 'dh11']</text:p>
          </table:table-cell>
          <table:table-cell office:value-type="string" calcext:value-type="string">
            <text:p>['ap01', 'ap03', 'ap04', 'ap06', 'ap07', 'dh01', 'dh02', 'dh04', 'dh05', 'dh06', 'dh07', 'dh08', 'dh10', 'dh11']</text:p>
          </table:table-cell>
          <table:table-cell office:value-type="string" calcext:value-type="string">
            <text:p>['ap01', 'ap03', 'ap04', 'ap06', 'dh01', 'dh02', 'dh03', 'dh04', 'dh05', 'dh07', 'dh08', 'dh09', 'dh10', 'dh11']</text:p>
          </table:table-cell>
          <table:table-cell office:value-type="string" calcext:value-type="string">
            <text:p>['ap01', 'ap03', 'ap04', 'ap06', 'ap07', 'dh01', 'dh02', 'dh03', 'dh05', 'dh06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5', 'ap06', 'ap07', 'dh01', 'dh02', 'dh03', 'dh04', 'dh05', 'dh07', 'dh09', 'dh10', 'dh11']</text:p>
          </table:table-cell>
          <table:table-cell office:value-type="string" calcext:value-type="string">
            <text:p>['ap01', 'ap03', 'ap05', 'ap06', 'ap07', 'dh01', 'dh02', 'dh03', 'dh04', 'dh05', 'dh06', 'dh08', 'dh09', 'dh10', 'dh11']</text:p>
          </table:table-cell>
          <table:table-cell office:value-type="string" calcext:value-type="string">
            <text:p>['ap01', 'ap03', 'ap04', 'ap05', 'ap06', 'ap07', 'dh01', 'dh04', 'dh05', 'dh06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10', 'dh11']</text:p>
          </table:table-cell>
          <table:table-cell office:value-type="string" calcext:value-type="string">
            <text:p>['ap03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6', 'dh07', 'dh09', 'dh10', 'dh11']</text:p>
          </table:table-cell>
          <table:table-cell office:value-type="string" calcext:value-type="string">
            <text:p>['ap03', 'ap04', 'ap05', 'ap06', 'ap07', 'dh01', 'dh02', 'dh03', 'dh04', 'dh05', 'dh07', 'dh08', 'dh09', 'dh10', 'dh11']</text:p>
          </table:table-cell>
          <table:table-cell office:value-type="string" calcext:value-type="string">
            <text:p>['ap03', 'ap04', 'ap05', 'ap06', 'ap07', 'dh01', 'dh02', 'dh03', 'dh04', 'dh05', 'dh06', 'dh07', 'dh08', 'dh09', 'dh10']</text:p>
          </table:table-cell>
          <table:table-cell office:value-type="string" calcext:value-type="string">
            <text:p>['ap01', 'ap04', 'ap05', 'ap06', 'ap07', 'dh01', 'dh02', 'dh03', 'dh04', 'dh05', 'dh07', 'dh08', 'dh09', 'dh10', 'dh11']</text:p>
          </table:table-cell>
          <table:table-cell office:value-type="string" calcext:value-type="string">
            <text:p>['ap01', 'ap03', 'ap04', 'ap05', 'ap06', 'ap07', 'dh01', 'dh02', 'dh03', 'dh04', 'dh05', 'dh07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5', 'ap06', 'ap07', 'dh01', 'dh02', 'dh03', 'dh05', 'dh06', 'dh07', 'dh08', 'dh09', 'dh10', 'dh11']</text:p>
          </table:table-cell>
          <table:table-cell office:value-type="string" calcext:value-type="string">
            <text:p>['ap01', 'ap03', 'ap04', 'ap05', 'ap06', 'ap07', 'dh01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0']</text:p>
          </table:table-cell>
          <table:table-cell office:value-type="string" calcext:value-type="string">
            <text:p>['ap01', 'ap03', 'ap04', 'ap05', 'ap06', 'ap07', 'dh01', 'dh02', 'dh03', 'dh04', 'dh05', 'dh06', 'dh07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7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3', 'dh04', 'dh05', 'dh06', 'dh07', 'dh08', 'dh09', 'dh10', 'dh11']</text:p>
          </table:table-cell>
          <table:table-cell office:value-type="string" calcext:value-type="string">
            <text:p>['ap01', 'ap03', 'ap04', 'ap05', 'ap07', 'dh01', 'dh02', 'dh03', 'dh04', 'dh05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